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161cm" draw:marker-end-width="0.161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161cm" draw:marker-end-width="0.161cm" draw:fill="none" draw:textarea-horizontal-align="justify" draw:textarea-vertical-align="middle" draw:auto-grow-height="false" fo:min-height="0.988cm" fo:min-width="6.461cm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51cm" svg:stroke-color="#000000" draw:marker-end="Arrow" draw:marker-end-width="0.153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739cm" svg:height="1.143cm" svg:x="6.426cm" svg:y="7.963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g>
          <svg:title>TexMaths</svg:title>
          <svg:desc>11§latex§No§svg§600§FALSE</svg:desc>
          <draw:polygon draw:style-name="gr2" draw:layer="layout" svg:width="0.483cm" svg:height="0.265cm" svg:x="2.962cm" svg:y="9.536cm" svg:viewBox="0 0 484 266" draw:points="242,266 0,266 0,0 484,0 484,266">
            <text:p/>
          </draw:polygon>
          <draw:path draw:style-name="gr3" draw:layer="layout" svg:width="0.264cm" svg:height="0.265cm" svg:x="2.975cm" svg:y="9.536cm" svg:viewBox="0 0 265 266" svg:d="M77 6c-3-6-3-6-11-6h-66v12h11c7 0 14 0 20 1 9 1 9 1 9 9v203c0 11 0 28-40 28v13c13 0 33-2 45-2 13 0 32 2 46 2v-13c-40 0-40-17-40-28v-203c2 2 2 3 4 6l158 232c4 6 4 6 7 6 6 0 6-3 6-10v-215c0-10 0-29 39-29v-12c-13 0-33 1-45 1-13 0-32-1-46-1v12c41 0 41 19 41 29v166z">
            <text:p/>
          </draw:path>
          <draw:path draw:style-name="gr3" draw:layer="layout" svg:width="0.172cm" svg:height="0.178cm" svg:x="3.262cm" svg:y="9.627cm" svg:viewBox="0 0 173 179" svg:d="M173 91c0-50-40-91-86-91-50 0-87 43-87 91 0 50 41 88 86 88 47 0 87-38 87-88zM87 169c-18 0-34-8-45-26-10-17-10-41-10-55 0-15 0-36 10-54 10-17 28-25 44-25 17 0 34 9 44 25 10 17 10 39 10 54 0 14 0 35-8 52-9 18-26 29-45 29z">
            <text:p/>
          </draw:path>
        </draw:g>
        <draw:g>
          <svg:title>TexMaths</svg:title>
          <svg:desc>11§latex§Yes§svg§600§FALSE</svg:desc>
          <draw:polygon draw:style-name="gr2" draw:layer="layout" svg:width="0.582cm" svg:height="0.265cm" svg:x="5.526cm" svg:y="8.136cm" svg:viewBox="0 0 583 266" draw:points="292,266 0,266 0,0 583,0 583,266">
            <text:p/>
          </draw:polygon>
          <draw:path draw:style-name="gr3" draw:layer="layout" svg:width="0.282cm" svg:height="0.265cm" svg:x="5.53cm" svg:y="8.136cm" svg:viewBox="0 0 283 266" svg:d="M232 37c14-24 37-25 51-25v-12c-12 1-29 1-39 1-12 0-34-1-45-1v12c17 0 22 8 22 16 0 4-2 8-3 11l-64 104-70-114c-4-5-4-5-4-7 0-9 10-10 28-10v-12c-15 1-42 1-57 1-17 0-34 0-51-1v12h7c26 0 29 5 36 14l81 134v76c0 13-1 17-30 17h-9v13c13-2 40-2 56-2 15 0 43 0 57 2v-13h-10c-30 0-31-3-31-18v-75z">
            <text:p/>
          </draw:path>
          <draw:path draw:style-name="gr3" draw:layer="layout" svg:width="0.15cm" svg:height="0.178cm" svg:x="5.794cm" svg:y="8.227cm" svg:viewBox="0 0 151 179" svg:d="M33 76c2-57 35-67 48-67 40 0 44 53 44 67zM32 85h109c9 0 10 0 10-9 0-39-21-76-70-76-45 0-81 40-81 89 0 52 41 90 86 90 47 0 65-43 65-51 0-3-4-5-6-5-3 0-3 3-4 6-15 40-49 40-53 40-20 0-35-11-44-26-12-18-12-45-12-58z">
            <text:p/>
          </draw:path>
          <draw:path draw:style-name="gr3" draw:layer="layout" svg:width="0.127cm" svg:height="0.178cm" svg:x="5.968cm" svg:y="8.227cm" svg:viewBox="0 0 128 179" svg:d="M68 99c9 1 41 8 41 35 0 20-13 37-44 37-33 0-47-23-54-56-1-5-2-7-5-7-6 0-6 3-6 10v52c0 6 0 9 4 9 3 0 3 0 10-8 0 0 0-1 8-9 17 17 34 17 43 17 45 0 63-26 63-54 0-21-12-32-17-37-13-13-27-16-44-19-22-4-48-9-48-32 0-14 10-29 44-29 43 0 44 35 45 47 1 3 4 3 4 3 6 0 6-2 6-10v-39c0-7 0-9-5-9-2 0-2 0-7 4-1 3-6 6-7 7-14-11-31-11-36-11-49 0-63 26-63 47 0 15 7 26 17 35 13 9 24 12 51 17z">
            <text:p/>
          </draw:path>
        </draw:g>
        <draw:custom-shape draw:style-name="gr4" draw:text-style-name="P1" xml:id="id3" draw:id="id3" draw:layer="layout" svg:width="3.794cm" svg:height="1.601cm" svg:x="1.715cm" svg:y="7.743cm">
          <text:p text:style-name="P1"><text:s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" draw:id="id2" draw:layer="layout" svg:width="5.445cm" svg:height="1.135cm" svg:x="0.883cm" svg:y="2.073cm">
          <text:p text:style-name="P1"/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6" draw:id="id6" draw:layer="layout" svg:width="6.985cm" svg:height="1.262cm" svg:x="0.127cm" svg:y="3.83cm">
          <text:p text:style-name="P1"/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xml:id="id7" draw:id="id7" draw:layer="layout" svg:width="7.112cm" svg:height="1.257cm" svg:x="0.054cm" svg:y="5.751cm">
          <text:p text:style-name="P1"/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3.619cm" svg:y1="1.491cm" svg:x2="3.606cm" svg:y2="2.073cm" draw:start-shape="id1" draw:start-glue-point="7" draw:end-shape="id2" draw:end-glue-point="4" svg:d="M3619 1491l-13 582" svg:viewBox="0 0 14 583">
          <text:p/>
        </draw:connector>
        <draw:custom-shape draw:style-name="gr1" draw:text-style-name="P1" xml:id="id5" draw:id="id5" draw:layer="layout" svg:width="4.765cm" svg:height="1.143cm" svg:x="1.241cm" svg:y="10.078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.509cm" svg:y1="8.544cm" svg:x2="6.426cm" svg:y2="8.534cm" draw:start-shape="id3" draw:start-glue-point="7" draw:end-shape="id4" svg:d="M5509 8544l917-10" svg:viewBox="0 0 918 11">
          <text:p/>
        </draw:connector>
        <draw:connector draw:style-name="gr7" draw:text-style-name="P1" draw:layer="layout" draw:type="line" svg:x1="3.612cm" svg:y1="9.344cm" svg:x2="3.624cm" svg:y2="10.078cm" draw:start-shape="id3" draw:start-glue-point="6" draw:end-shape="id5" draw:end-glue-point="4" svg:d="M3612 9344l12 734" svg:viewBox="0 0 13 735">
          <text:p/>
        </draw:connector>
        <draw:connector draw:style-name="gr7" draw:text-style-name="P1" draw:layer="layout" draw:type="line" svg:x1="3.606cm" svg:y1="3.208cm" svg:x2="3.62cm" svg:y2="3.83cm" draw:start-shape="id2" draw:start-glue-point="6" draw:end-shape="id6" draw:end-glue-point="4" svg:d="M3606 3208l14 622" svg:viewBox="0 0 15 623">
          <text:p/>
        </draw:connector>
        <draw:connector draw:style-name="gr7" draw:text-style-name="P1" draw:layer="layout" draw:type="line" svg:x1="3.62cm" svg:y1="5.092cm" svg:x2="3.61cm" svg:y2="5.751cm" draw:start-shape="id6" draw:start-glue-point="6" draw:end-shape="id7" draw:end-glue-point="4" svg:d="M3620 5092l-10 659" svg:viewBox="0 0 11 660">
          <text:p/>
        </draw:connector>
        <draw:connector draw:style-name="gr7" draw:text-style-name="P1" draw:layer="layout" draw:type="line" svg:x1="3.61cm" svg:y1="7.008cm" svg:x2="3.612cm" svg:y2="7.743cm" draw:start-shape="id7" draw:start-glue-point="6" draw:end-shape="id3" draw:end-glue-point="4" svg:d="M3610 7008l2 735" svg:viewBox="0 0 3 736">
          <text:p/>
        </draw:connector>
        <draw:g>
          <svg:title>TexMaths</svg:title>
          <svg:desc>11§latex§\begin{center}
Set $\tilde{S}_k \leftarrow  \frac{P_k+ Q_k}{\sqrt{2}} $, for all $k \in \cN$
\end{center}§svg§600§FALSE</svg:desc>
          <draw:polygon draw:style-name="gr2" draw:layer="layout" svg:width="5.229cm" svg:height="0.568cm" svg:x="1.03cm" svg:y="2.381cm" svg:viewBox="0 0 5230 569" draw:points="2615,569 0,569 0,0 5230,0 5230,569">
            <text:p/>
          </draw:polygon>
          <draw:path draw:style-name="gr3" draw:layer="layout" svg:width="0.172cm" svg:height="0.282cm" svg:x="1.052cm" svg:y="2.466cm" svg:viewBox="0 0 173 283" svg:d="M114 123l-50-12c-24-5-39-26-39-49 0-28 21-51 51-51 65 0 74 64 76 81 1 3 1 5 5 5 5 0 5-2 5-10v-78c0-7 0-9-5-9-2 0-3 0-5 5l-13 22c-12-12-29-27-63-27-43 0-76 34-76 75 0 33 21 60 51 71 4 1 24 7 51 13 11 3 22 6 33 20 9 10 12 22 12 35 0 28-19 57-51 57-12 0-41-3-62-21-23-22-24-47-24-61-1-3-3-3-4-3-6 0-6 2-6 9v78c0 6 0 10 4 10 3 0 4-1 6-6 0 0 1-1 14-22 12 13 38 28 72 28 45 0 77-39 77-82 0-38-27-70-59-78z">
            <text:p/>
          </draw:path>
          <draw:path draw:style-name="gr3" draw:layer="layout" svg:width="0.15cm" svg:height="0.177cm" svg:x="1.256cm" svg:y="2.565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3" draw:layer="layout" svg:width="0.121cm" svg:height="0.242cm" svg:x="1.424cm" svg:y="2.501cm" svg:viewBox="0 0 122 243" svg:d="M61 84h55v-13h-55v-71h-10c-1 32-12 74-51 75v9h33v106c0 49 36 53 51 53 27 0 38-27 38-53v-22h-10v22c0 29-11 43-26 43-25 0-25-35-25-42z">
            <text:p/>
          </draw:path>
          <draw:path draw:style-name="gr3" draw:layer="layout" svg:width="0.129cm" svg:height="0.036cm" svg:x="1.793cm" svg:y="2.383cm" svg:viewBox="0 0 130 37" svg:d="M130 5l-7-5c0 0-14 19-32 19-8 0-18-6-25-10-10-6-18-9-24-9-14 0-22 9-42 31l7 6c0-1 14-19 32-19 8 0 18 6 25 9 10 7 17 10 24 10 14 0 22-8 42-32z">
            <text:p/>
          </draw:path>
          <draw:path draw:style-name="gr3" draw:layer="layout" svg:width="0.229cm" svg:height="0.282cm" svg:x="1.716cm" svg:y="2.466cm" svg:viewBox="0 0 230 283" svg:d="M230 4c0-2 0-4-3-4s-4 0-8 5l-19 22c-10-17-29-27-55-27-49 0-97 45-97 91 0 32 21 50 41 55l42 11c14 4 36 10 36 42 0 34-32 72-70 72-25 0-68-9-68-58 0-8 2-18 2-21 1-1 1-2 1-2 0-4-3-4-4-4-3 0-4 0-5 1s-23 90-23 91c0 2 2 5 4 5 3 0 3-1 7-7l20-22c16 23 43 29 65 29 53 0 99-52 99-100 0-28-13-41-19-46-9-9-15-11-49-19-9-3-24-7-27-7-10-4-23-15-23-36 0-31 31-64 67-64 33 0 56 16 56 60 0 13-1 19-1 21 0 1 0 5 5 5 4 0 4-1 5-8z">
            <text:p/>
          </draw:path>
          <draw:path draw:style-name="gr3" draw:layer="layout" svg:width="0.133cm" svg:height="0.19cm" svg:x="1.953cm" svg:y="2.609cm" svg:viewBox="0 0 134 191" svg:d="M65 8c0 0 1-4 1-5s-1-3-4-3c-6 0-28 2-36 2-2 1-5 1-5 7 0 4 3 4 7 4 13 0 13 1 13 3 0 3 0 5-1 7l-39 154c-1 4-1 6-1 6 0 4 3 8 9 8 8 0 11-5 13-11 0-1 12-49 13-52 20 2 35 7 35 22 0 1 0 3-1 5-1 4-1 6-1 9 0 19 17 27 30 27 26 0 34-40 34-41 0-4-3-4-4-4-4 0-5 1-6 7-3 12-11 31-24 31-7 0-9-7-9-15 0-4 0-4 1-12 0 0 1-5 1-7 0-25-32-29-44-30 8-5 19-13 23-18 14-13 28-25 43-25 4 0 7 0 9 3-12 1-14 11-14 16s4 10 11 10c8 0 15-7 15-18 0-9-6-19-21-19s-29 11-44 23c-11 11-19 20-32 25z">
            <text:p/>
          </draw:path>
          <draw:path draw:style-name="gr3" draw:layer="layout" svg:width="0.343cm" svg:height="0.201cm" svg:x="2.252cm" svg:y="2.541cm" svg:viewBox="0 0 344 202" svg:d="M330 109c8 0 14 0 14-8s-6-8-14-8h-288c22-16 32-31 35-37 18-26 21-51 21-52 0-4-4-4-8-4-6 0-7 1-9 8-8 38-31 70-75 89-5 1-6 2-6 4 0 3 2 3 6 6 40 16 67 47 75 90 2 4 3 5 9 5 4 0 8 0 8-4 0 0-3-25-20-51-8-12-19-25-36-38z">
            <text:p/>
          </draw:path>
          <draw:path draw:style-name="gr3" draw:layer="layout" svg:width="0.207cm" svg:height="0.185cm" svg:x="2.79cm" svg:y="2.381cm" svg:viewBox="0 0 208 186" svg:d="M74 101h49c45 0 85-28 85-58 0-23-23-43-59-43h-96c-6 0-9 0-9 5s3 5 9 5c4 0 5 0 11 0 5 1 5 1 5 4 0 0 0 2-1 6l-36 144c-2 10-2 12-24 12-5 0-8 0-8 7 0 0 0 3 4 3 8 0 28-1 36-1 4 0 14 0 18 0 6 1 12 1 18 1 1 0 5 0 5-6 0-4-3-4-8-4 0 0-6 0-10 0-7-1-7-2-7-4 0 0 0-3 1-7zM94 19c2-8 2-9 13-9h32c25 0 40 8 40 26 0 9-2 31-16 43-10 9-25 13-45 13h-43z">
            <text:p/>
          </draw:path>
          <draw:path draw:style-name="gr3" draw:layer="layout" svg:width="0.106cm" svg:height="0.136cm" svg:x="2.991cm" svg:y="2.474cm" svg:viewBox="0 0 107 137" svg:d="M47 8c1-4 1-4 1-5 0-3-3-3-5-3l-24 2c-4 0-5 0-6 1 0 1-1 4-1 5 0 3 3 3 7 3 0 0 3 0 6 0 4 1 4 1 4 2s0 1-1 6l-27 106c-1 4-1 4-1 5 0 4 3 7 8 7 7 0 9-7 10-9l8-37c6 0 30 2 30 16 0 1 0 2-1 4 0 3 0 4 0 6 0 13 12 20 23 20 20 0 29-28 29-30 0-3-4-3-5-3-3 0-4 2-4 5-2 6-8 22-19 22-6 0-7-8-7-12 0 0 0-2 0-6 1-3 1-5 1-6 0-18-21-21-34-22 5-3 13-9 16-12 11-9 22-17 33-17 4 0 6 1 7 2h-1c-9 4-9 11-9 12 0 4 2 8 9 8 3 0 12-3 12-13s-8-16-17-16c-13 0-25 9-39 20-7 6-14 11-21 13z">
            <text:p/>
          </draw:path>
          <draw:path draw:style-name="gr3" draw:layer="layout" svg:width="0.199cm" svg:height="0.199cm" svg:x="3.155cm" svg:y="2.399cm" svg:viewBox="0 0 200 200" svg:d="M107 107h83c4 0 10 0 10-7s-6-7-10-7h-83v-83c0-3 0-10-7-10-6 0-6 7-6 10v83h-84c-3 0-10 0-10 7s7 7 10 7h84v83c0 4 0 10 6 10 7 0 7-5 7-10z">
            <text:p/>
          </draw:path>
          <draw:path draw:style-name="gr3" draw:layer="layout" svg:width="0.206cm" svg:height="0.243cm" svg:x="3.393cm" svg:y="2.376cm" svg:viewBox="0 0 207 244" svg:d="M108 208c0 17 3 36 25 36 33 0 50-47 50-53 0-2-3-4-5-4s-3 3-3 3c-7 20-24 26-34 26-11 0-17-5-21-27 48-17 87-66 87-113 0-43-31-76-79-76-65 0-128 60-128 122 0 44 32 75 79 75 6 0 15-1 29-5zM61 185c-15-6-35-20-35-56 0-18 6-54 31-84 17-21 43-36 68-36 30 0 55 20 55 59 0 28-13 86-62 110-5-16-12-28-28-28-15 0-31 13-31 27 0 6 0 6 2 8zM108 183c-6 2-17 5-27 5-4 0-14 0-14-11 0-10 11-20 23-20 10 0 17 5 18 26z">
            <text:p/>
          </draw:path>
          <draw:path draw:style-name="gr3" draw:layer="layout" svg:width="0.106cm" svg:height="0.136cm" svg:x="3.642cm" svg:y="2.474cm" svg:viewBox="0 0 107 137" svg:d="M47 8c1-4 1-4 1-5 0-3-3-3-5-3l-24 2c-4 0-5 0-6 1 0 1-1 4-1 5 0 3 3 3 7 3 0 0 3 0 6 0 4 1 4 1 4 2s0 1-1 6l-27 106c-1 4-1 4-1 5 0 4 3 7 8 7 7 0 9-7 10-9l8-37c6 0 30 2 30 16 0 1 0 2-1 4 0 3 0 4 0 6 0 13 12 20 23 20 20 0 29-28 29-30 0-3-4-3-5-3-3 0-4 2-4 5-2 6-8 22-19 22-6 0-7-8-7-12 0 0 0-2 0-6 1-3 1-5 1-6 0-18-21-21-34-22 5-3 13-9 16-12 11-9 22-17 33-17 4 0 6 1 7 2h-1c-9 4-9 11-9 12 0 4 2 8 9 8 3 0 12-3 12-13s-8-16-17-16c-13 0-25 9-39 20-7 6-14 11-21 13z">
            <text:p/>
          </draw:path>
          <draw:polygon draw:style-name="gr3" draw:layer="layout" svg:width="1.015cm" svg:height="0.015cm" svg:x="2.771cm" svg:y="2.634cm" svg:viewBox="0 0 1016 16" draw:points="508,16 0,16 0,0 1016,0 1016,16">
            <text:p/>
          </draw:polygon>
          <draw:path draw:style-name="gr3" draw:layer="layout" svg:width="0.236cm" svg:height="0.271cm" svg:x="3.1cm" svg:y="2.678cm" svg:viewBox="0 0 237 272" svg:d="M95 242l-53-106c-1-2-2-4-5-4-1 0-2 0-4 2l-30 20c-3 2-3 3-3 4s1 4 3 4c1 0 3 0 6-3 3-2 11-7 14-9l60 117c2 5 2 5 6 5 2 0 6 0 8-6l137-254c3-3 3-4 3-5 0-5-5-7-7-7-4 0-6 2-8 5z">
            <text:p/>
          </draw:path>
          <draw:polygon draw:style-name="gr3" draw:layer="layout" svg:width="0.154cm" svg:height="0.013cm" svg:x="3.329cm" svg:y="2.678cm" svg:viewBox="0 0 155 14" draw:points="78,14 0,14 0,0 155,0 155,14">
            <text:p/>
          </draw:polygon>
          <draw:path draw:style-name="gr3" draw:layer="layout" svg:width="0.12cm" svg:height="0.179cm" svg:x="3.346cm" svg:y="2.736cm" svg:viewBox="0 0 121 180" svg:d="M121 131h-10c0 6-3 22-6 25-3 1-24 1-28 1h-49c28-25 37-33 53-45 21-16 40-33 40-59 0-33-30-53-64-53s-57 24-57 48c0 15 12 16 14 16 7 0 15-5 15-15 0-4-1-14-16-14 8-20 27-25 40-25 27 0 42 21 42 43 0 24-18 43-27 53l-66 64c-2 3-2 3-2 10h112z">
            <text:p/>
          </draw:path>
          <draw:path draw:style-name="gr3" draw:layer="layout" svg:width="0.045cm" svg:height="0.116cm" svg:x="3.866cm" svg:y="2.698cm" svg:viewBox="0 0 46 117" svg:d="M46 41c0-25-10-41-25-41-14 0-21 11-21 21s7 21 21 21c7 0 11-4 15-6v-1c1 0 1 0 1 6 0 25-11 49-28 67-2 2-2 3-2 4 0 3 2 5 3 5 5 0 36-31 36-76z">
            <text:p/>
          </draw:path>
          <draw:path draw:style-name="gr3" draw:layer="layout" svg:width="0.126cm" svg:height="0.273cm" svg:x="4.082cm" svg:y="2.466cm" svg:viewBox="0 0 127 274" svg:d="M55 107v-45c0-35 19-53 36-53 1 0 7 0 14 2-6 2-13 7-13 16s7 17 17 17c12 0 18-8 18-17 0-14-15-27-36-27-27 0-60 21-60 62v45h-31v12h31v125c0 18-5 18-31 18v12c15-1 34-1 45-1 16 0 34 0 50 1v-12h-9c-29 0-30-5-30-19v-124h45v-12z">
            <text:p/>
          </draw:path>
          <draw:path draw:style-name="gr3" draw:layer="layout" svg:width="0.172cm" svg:height="0.177cm" svg:x="4.198cm" svg:y="2.565cm" svg:viewBox="0 0 173 178" svg:d="M173 91c0-50-40-91-86-91-50 0-87 43-87 91 0 50 41 87 86 87 47 0 87-37 87-87zM87 168c-18 0-34-7-45-25-10-18-10-41-10-55 0-15 0-36 10-54s28-25 44-25c17 0 34 9 44 25 10 17 10 39 10 54 0 14 0 35-8 52-9 17-26 28-45 28z">
            <text:p/>
          </draw:path>
          <draw:path draw:style-name="gr3" draw:layer="layout" svg:width="0.13cm" svg:height="0.171cm" svg:x="4.392cm" svg:y="2.568cm" svg:viewBox="0 0 131 172" svg:d="M54 43v-43l-54 4v12c28 0 31 3 31 22v104c0 17-5 17-31 17v13c15 0 33-2 44-2 17 0 34 0 50 2v-13h-8c-29 0-30-4-30-17v-61c0-38 17-72 46-72 3 0 4 0 5 0-1 0-9 5-9 15 0 11 8 17 16 17 7 0 17-5 17-17 0-13-12-24-29-24-28 0-43 26-48 43z">
            <text:p/>
          </draw:path>
          <draw:path draw:style-name="gr3" draw:layer="layout" svg:width="0.175cm" svg:height="0.177cm" svg:x="4.678cm" svg:y="2.565cm" svg:viewBox="0 0 176 178" svg:d="M113 145c1 16 12 32 31 32 8 0 32-5 32-37v-22h-10v22c0 22-10 25-14 25-13 0-14-18-14-20v-78c0-16 0-31-15-46-15-14-34-21-53-21-31 0-59 19-59 44 0 12 8 19 19 19 10 0 17-8 17-19 0-4-2-18-19-18 9-13 29-17 41-17 19 0 41 15 41 49v15c-20 1-46 2-71 14-29 13-39 33-39 50 0 31 37 41 63 41 25 0 43-15 50-33zM110 81v39c0 37-27 50-45 50-19 0-35-14-35-34 0-21 16-52 80-55z">
            <text:p/>
          </draw:path>
          <draw:path draw:style-name="gr3" draw:layer="layout" svg:width="0.086cm" svg:height="0.268cm" svg:x="4.867cm" svg:y="2.471cm" svg:viewBox="0 0 87 269" svg:d="M56 0l-56 4v12c28 0 31 3 31 22v202c0 17-5 17-31 17v12c13 0 34-1 44-1 9 0 29 1 43 1v-12c-26 0-31 0-31-17z">
            <text:p/>
          </draw:path>
          <draw:path draw:style-name="gr3" draw:layer="layout" svg:width="0.086cm" svg:height="0.268cm" svg:x="4.975cm" svg:y="2.471cm" svg:viewBox="0 0 87 269" svg:d="M56 0l-56 4v12c28 0 31 3 31 22v202c0 17-5 17-31 17v12c13 0 34-1 44-1 9 0 29 1 43 1v-12c-26 0-31 0-31-17z">
            <text:p/>
          </draw:path>
          <draw:path draw:style-name="gr3" draw:layer="layout" svg:width="0.175cm" svg:height="0.273cm" svg:x="5.219cm" svg:y="2.471cm" svg:viewBox="0 0 176 274" svg:d="M90 4c0 0 0-4-5-4-9 0-37 3-48 4-3 0-6 0-6 8 0 4 3 4 9 4 18 0 19 3 19 7l-1 8-57 223c-1 6-1 7-1 9 0 9 8 11 11 11 6 0 11-3 13-9 2-3 20-75 22-85 13 1 45 8 45 33 0 4 0 5-1 8-1 6-1 10-1 14 0 23 16 39 35 39 12 0 22-7 31-21 10-17 14-39 14-40 0-3-3-3-4-3-4 0-4 1-5 7-8 28-18 48-35 48-7 0-12-4-12-19 0-6 1-15 3-21s2-8 2-12c0-25-24-36-59-40 13-8 26-20 35-29 18-21 36-37 55-37 3 0 3 0 4 0 4 1 4 1 8 3 1 0 1 1 1 1-18 1-22 17-22 21 0 7 4 14 15 14 10 0 21-9 21-24 0-11-9-24-26-24-11 0-29 3-56 34-14 14-29 31-44 36z">
            <text:p/>
          </draw:path>
          <draw:path draw:style-name="gr3" draw:layer="layout" svg:width="0.194cm" svg:height="0.224cm" svg:x="5.551cm" svg:y="2.53cm" svg:viewBox="0 0 195 225" svg:d="M180 120c7 0 15 0 15-8s-8-8-15-8h-165c6-51 50-89 105-89h60c7 0 15 0 15-7 0-8-8-8-15-8h-60c-67 0-120 51-120 112 0 63 53 113 120 113h60c7 0 15 0 15-7 0-8-8-8-15-8h-60c-55 0-99-37-105-90z">
            <text:p/>
          </draw:path>
          <draw:path draw:style-name="gr3" draw:layer="layout" svg:width="0.39cm" svg:height="0.319cm" svg:x="5.872cm" svg:y="2.44cm" svg:viewBox="0 0 391 320" svg:d="M130 78c6 20 15 50 33 97 24 66 35 90 59 126 6 9 6 9 9 9 6 0 13-4 18-8 5-5 6-5 10-24 24-102 52-209 60-226 1 0 9-16 56-17 8 0 16-21 16-28s-3-7-8-7c-39 0-56 16-61 21-11 14-21 43-38 108-13 49-27 100-39 149-21-32-33-62-51-112-20-55-33-96-43-131-2-8-4-8-7-8-1 0-9 0-20 9-3 4-4 7-4 11-11 104-47 206-58 225-3 5-8 13-16 13-3 0-18-2-28-12-3-1-4-1-4-1-6 0-14 19-14 28 0 12 23 20 34 20 25 0 45-55 52-73 24-70 36-127 44-169z">
            <text:p/>
          </draw:path>
        </draw:g>
        <draw:g>
          <svg:title>TexMaths</svg:title>
          <svg:desc>11§latex§If $u(X) \ge u_{j}$§svg§600§FALSE</svg:desc>
          <draw:polygon draw:style-name="gr2" draw:layer="layout" svg:width="2.14cm" svg:height="0.401cm" svg:x="2.53cm" svg:y="8.363cm" svg:viewBox="0 0 2141 402" draw:points="1071,402 0,402 0,0 2141,0 2141,402">
            <text:p/>
          </draw:polygon>
          <draw:path draw:style-name="gr3" draw:layer="layout" svg:width="0.118cm" svg:height="0.264cm" svg:x="2.541cm" svg:y="8.389cm" svg:viewBox="0 0 119 265" svg:d="M77 31c0-14 1-19 32-19h10v-12c-13 1-44 1-60 1-15 0-46 0-59-1v12h10c31 0 32 5 32 19v205c0 13-1 17-32 17h-10v12c13-1 44-1 59-1 16 0 47 0 60 1v-12h-10c-31 0-32-4-32-17z">
            <text:p/>
          </draw:path>
          <draw:path draw:style-name="gr3" draw:layer="layout" svg:width="0.126cm" svg:height="0.273cm" svg:x="2.683cm" svg:y="8.381cm" svg:viewBox="0 0 127 274" svg:d="M55 107v-45c0-34 19-53 36-53 1 0 7 0 14 2-6 2-13 7-13 17 0 8 7 16 17 16 12 0 18-8 18-16 0-15-15-28-36-28-27 0-60 21-60 62v45h-31v12h31v125c0 18-5 18-31 18v12c15-1 34-1 45-1 16 0 34 0 50 1v-12h-9c-29 0-30-4-30-19v-124h45v-12z">
            <text:p/>
          </draw:path>
          <draw:path draw:style-name="gr3" draw:layer="layout" svg:width="0.199cm" svg:height="0.175cm" svg:x="2.928cm" svg:y="8.482cm" svg:viewBox="0 0 200 176" svg:d="M124 151c5 15 19 25 36 25 13 0 22-9 28-21 7-14 12-38 12-38 0-5-4-5-5-5-4 0-4 2-6 8-4 21-12 47-28 47-8 0-12-4-12-17 0-9 4-27 7-41l11-42c1-5 6-21 7-26 2-9 5-23 5-27 0-6-5-10-11-10-2 0-12 0-15 14-7 28-24 96-29 117-1 2-16 32-45 32-20 0-23-16-23-32 0-21 10-51 21-79 4-11 7-16 7-24 0-18-14-32-32-32-38 0-52 56-52 59 0 5 4 5 4 5 5 0 5-1 7-7 10-34 24-48 40-48 3 0 8 0 8 12 0 10-3 21-6 27-14 39-22 62-22 82 0 36 26 46 47 46 27 0 40-17 46-25z">
            <text:p/>
          </draw:path>
          <draw:path draw:style-name="gr3" draw:layer="layout" svg:width="0.09cm" svg:height="0.386cm" svg:x="3.176cm" svg:y="8.363cm" svg:viewBox="0 0 91 387" svg:d="M91 384c0-1 0-2-7-9-49-48-61-122-61-181 0-67 14-135 63-183 5-5 5-5 5-7 0-3-2-4-4-4-4 0-40 26-63 76-20 43-24 86-24 118 0 31 4 77 25 121 25 48 58 72 62 72 2 0 4-1 4-3z">
            <text:p/>
          </draw:path>
          <draw:path draw:style-name="gr3" draw:layer="layout" svg:width="0.319cm" svg:height="0.264cm" svg:x="3.299cm" svg:y="8.389cm" svg:viewBox="0 0 320 265" svg:d="M178 106l-33-77c-1-4-2-5-2-6 0-2 7-10 23-11 3 0 8-1 8-8 0-4-5-4-6-4-16 0-33 1-49 1-10 0-33-1-43-1-2 0-8 0-8 8 0 4 5 4 10 4 23 0 25 3 29 12l46 109-83 88-4 5c-20 19-37 26-57 27-6 0-9 0-9 8 0 1 0 4 6 4 11 0 24-1 36-1 14 0 30 1 43 1 2 0 7 0 7-7 0-5-4-5-5-5-3 0-15-1-15-12 0-5 6-12 11-18l39-41 34-38 40 93c2 4 2 4 2 5 0 3-8 10-23 11-3 0-8 1-8 8 0 4 5 4 7 4 11 0 37-1 48-1 10 0 33 1 43 1 3 0 8 0 8-7 0-5-5-5-7-5-26 0-27-1-34-16-14-37-41-97-49-120 26-28 67-74 79-85 11-10 26-19 49-20 5 0 9 0 9-8 0 0 0-4-5-4-12 0-25 1-37 1-14 0-29-1-43-1-2 0-7 0-7 8 0 3 2 4 4 4 3 0 16 1 16 12 0 6-5 10-7 15z">
            <text:p/>
          </draw:path>
          <draw:path draw:style-name="gr3" draw:layer="layout" svg:width="0.09cm" svg:height="0.386cm" svg:x="3.661cm" svg:y="8.363cm" svg:viewBox="0 0 91 387" svg:d="M91 194c0-30-4-77-26-121-23-48-57-73-61-73-3 0-4 1-4 4 0 2 0 2 8 9 38 39 60 100 60 181 0 67-14 135-62 184-6 4-6 5-6 6 0 2 1 3 4 3 4 0 39-26 62-74 20-43 25-86 25-119z">
            <text:p/>
          </draw:path>
          <draw:path draw:style-name="gr3" draw:layer="layout" svg:width="0.237cm" svg:height="0.3cm" svg:x="3.929cm" svg:y="8.407cm" svg:viewBox="0 0 238 301" svg:d="M230 121c5-2 8-5 8-9 0-3-3-5-8-9l-215-101c-5-2-6-2-7-2-5 0-8 3-8 8 0 4 3 6 8 9l203 95-203 96c-8 3-8 7-8 9 0 4 3 8 8 8 1 0 2 0 6-3zM223 301c7 0 15 0 15-8s-9-8-15-8h-209c-6 0-14 0-14 8s7 8 13 8z">
            <text:p/>
          </draw:path>
          <draw:path draw:style-name="gr3" draw:layer="layout" svg:width="0.199cm" svg:height="0.175cm" svg:x="4.317cm" svg:y="8.482cm" svg:viewBox="0 0 200 176" svg:d="M124 151c5 15 19 25 36 25 13 0 22-9 28-21 7-14 12-38 12-38 0-5-4-5-5-5-4 0-4 2-6 8-4 21-12 47-28 47-8 0-12-4-12-17 0-9 4-27 7-41l11-42c1-5 6-21 7-26 2-9 5-23 5-27 0-6-5-10-11-10-2 0-12 0-15 14-7 28-24 96-29 117-1 2-16 32-45 32-20 0-23-16-23-32 0-21 10-51 21-79 4-11 7-16 7-24 0-18-14-32-32-32-38 0-52 56-52 59 0 5 4 5 4 5 5 0 5-1 7-7 10-34 24-48 40-48 3 0 8 0 8 12 0 10-3 21-6 27-14 39-22 62-22 82 0 36 26 46 47 46 27 0 40-17 46-25z">
            <text:p/>
          </draw:path>
          <draw:path draw:style-name="gr3" draw:layer="layout" svg:width="0.119cm" svg:height="0.235cm" svg:x="4.527cm" svg:y="8.531cm" svg:viewBox="0 0 120 236" svg:d="M120 10c0-4-3-10-11-10s-15 8-15 15c0 5 3 10 11 10 7 0 15-6 15-15zM62 194c-5 18-19 34-36 34-3 0-6 0-9-1 7-4 9-10 9-15 0-6-5-9-11-9-8 0-15 7-15 16 0 10 11 17 28 17 15 0 48-10 56-43l25-97c0-4 1-6 1-10 0-14-13-25-30-25-29 0-47 37-47 41s3 4 4 4c4 0 4-1 6-6 7-15 21-32 37-32 7 0 9 5 9 13 0 4-1 7-1 8z">
            <text:p/>
          </draw:path>
        </draw:g>
        <draw:g>
          <svg:title>TexMaths</svg:title>
          <svg:desc>11§latex§Output solution $X$§svg§600§FALSE</svg:desc>
          <draw:polygon draw:style-name="gr2" draw:layer="layout" svg:width="3.188cm" svg:height="0.343cm" svg:x="6.707cm" svg:y="8.402cm" svg:viewBox="0 0 3189 344" draw:points="1595,344 0,344 0,0 3189,0 3189,344">
            <text:p/>
          </draw:polygon>
          <draw:path draw:style-name="gr3" draw:layer="layout" svg:width="0.258cm" svg:height="0.282cm" svg:x="6.729cm" svg:y="8.398cm" svg:viewBox="0 0 259 283" svg:d="M259 142c0-79-60-142-130-142s-129 62-129 142c0 79 59 141 129 141s130-63 130-141zM130 272c-38 0-90-34-90-136 0-100 57-126 89-126 34 0 89 27 89 126 0 104-53 136-88 136z">
            <text:p/>
          </draw:path>
          <draw:path draw:style-name="gr3" draw:layer="layout" svg:width="0.195cm" svg:height="0.175cm" svg:x="7.021cm" svg:y="8.5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3" draw:layer="layout" svg:width="0.121cm" svg:height="0.242cm" svg:x="7.23cm" svg:y="8.433cm" svg:viewBox="0 0 122 243" svg:d="M61 84h55v-12h-55v-72h-10c-1 32-12 74-51 75v9h33v106c0 49 36 53 51 53 27 0 38-27 38-53v-22h-10v22c0 29-11 43-26 43-25 0-25-35-25-41z">
            <text:p/>
          </draw:path>
          <draw:path draw:style-name="gr3" draw:layer="layout" svg:width="0.19cm" svg:height="0.247cm" svg:x="7.384cm" svg:y="8.5cm" svg:viewBox="0 0 191 248" svg:d="M56 25v-25l-56 4v13c28 0 31 2 31 18v183c0 18-5 18-31 18v12c13-1 33-3 44-3 10 0 30 2 44 3v-12c-26 0-31 0-31-18v-66-3c2 6 19 27 48 27 47 0 86-38 86-88 0-49-37-88-81-88-30 0-46 18-54 25zM57 128v-87c11-20 31-31 51-31 27 0 52 34 52 78 0 47-28 79-57 79-15 0-30-7-40-23-6-9-6-9-6-16z">
            <text:p/>
          </draw:path>
          <draw:path draw:style-name="gr3" draw:layer="layout" svg:width="0.195cm" svg:height="0.175cm" svg:x="7.6cm" svg:y="8.5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3" draw:layer="layout" svg:width="0.121cm" svg:height="0.242cm" svg:x="7.809cm" svg:y="8.433cm" svg:viewBox="0 0 122 243" svg:d="M61 84h55v-12h-55v-72h-10c-1 32-12 74-51 75v9h33v106c0 49 36 53 51 53 27 0 38-27 38-53v-22h-10v22c0 29-11 43-26 43-25 0-25-35-25-41z">
            <text:p/>
          </draw:path>
          <draw:path draw:style-name="gr3" draw:layer="layout" svg:width="0.127cm" svg:height="0.177cm" svg:x="8.094cm" svg:y="8.498cm" svg:viewBox="0 0 128 178" svg:d="M68 99c9 1 41 8 41 35 0 20-13 37-44 37-33 0-47-24-54-57-1-4-2-6-5-6-6 0-6 3-6 10v51c0 7 0 9 4 9 3 0 3 0 10-7 0 0 0-2 8-9 17 16 34 16 43 16 45 0 63-25 63-54 0-21-12-32-17-36-13-13-27-16-44-19-22-4-48-10-48-32 0-14 10-29 44-29 43 0 44 35 45 47 1 3 4 3 4 3 6 0 6-2 6-10v-39c0-7 0-9-5-9-2 0-2 0-7 4-1 3-6 6-7 7-14-11-31-11-36-11-49 0-63 26-63 47 0 15 7 26 17 34 13 10 24 13 51 18z">
            <text:p/>
          </draw:path>
          <draw:path draw:style-name="gr3" draw:layer="layout" svg:width="0.172cm" svg:height="0.177cm" svg:x="8.245cm" svg:y="8.498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3" draw:layer="layout" svg:width="0.086cm" svg:height="0.269cm" svg:x="8.441cm" svg:y="8.402cm" svg:viewBox="0 0 87 270" svg:d="M56 0l-56 4v13c28 0 31 2 31 22v201c0 18-5 18-31 18v12c13 0 34-1 44-1 9 0 29 1 43 1v-12c-26 0-31 0-31-18z">
            <text:p/>
          </draw:path>
          <draw:path draw:style-name="gr3" draw:layer="layout" svg:width="0.195cm" svg:height="0.175cm" svg:x="8.547cm" svg:y="8.5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3" draw:layer="layout" svg:width="0.121cm" svg:height="0.242cm" svg:x="8.757cm" svg:y="8.433cm" svg:viewBox="0 0 122 243" svg:d="M61 84h55v-12h-55v-72h-10c-1 32-12 74-51 75v9h33v106c0 49 36 53 51 53 27 0 38-27 38-53v-22h-10v22c0 29-11 43-26 43-25 0-25-35-25-41z">
            <text:p/>
          </draw:path>
          <draw:path draw:style-name="gr3" draw:layer="layout" svg:width="0.083cm" svg:height="0.259cm" svg:x="8.913cm" svg:y="8.412cm" svg:viewBox="0 0 84 260" svg:d="M56 88l-55 4v13c27 0 30 2 30 20v105c0 18-5 18-31 18v12c12 0 34-1 43-1 14 0 27 1 41 1v-12c-26 0-28-3-28-17zM58 21c0-13-10-21-21-21-12 0-20 11-20 21s8 20 20 20c11 0 21-8 21-20z">
            <text:p/>
          </draw:path>
          <draw:path draw:style-name="gr3" draw:layer="layout" svg:width="0.172cm" svg:height="0.177cm" svg:x="9.018cm" svg:y="8.498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3" draw:layer="layout" svg:width="0.195cm" svg:height="0.171cm" svg:x="9.213cm" svg:y="8.5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8 0 31 2 31 22z">
            <text:p/>
          </draw:path>
          <draw:path draw:style-name="gr3" draw:layer="layout" svg:width="0.319cm" svg:height="0.264cm" svg:x="9.555cm" svg:y="8.407cm" svg:viewBox="0 0 320 265" svg:d="M178 106l-33-77c-1-4-2-5-2-6 0-2 7-10 23-11 3 0 8-1 8-8 0-4-5-4-6-4-16 0-33 1-49 1-10 0-33-1-43-1-2 0-8 0-8 8 0 4 5 4 10 4 23 0 25 3 29 12l46 109-83 88-4 5c-20 19-37 26-57 27-6 0-9 0-9 8 0 1 0 4 6 4 11 0 24-1 36-1 14 0 30 1 43 1 2 0 7 0 7-7 0-5-4-5-5-5-3 0-15-1-15-12 0-5 6-12 11-18l39-41 34-38 40 93c2 4 2 4 2 5 0 3-8 10-23 11-3 0-8 1-8 8 0 4 5 4 7 4 11 0 37-1 48-1 10 0 33 1 43 1 3 0 8 0 8-7 0-5-5-5-7-5-26 0-27-1-34-16-15-37-41-97-49-120 26-28 67-74 79-85 11-10 26-19 49-20 5 0 9 0 9-8 0 0 0-4-5-4-12 0-25 1-37 1-14 0-29-1-43-1-2 0-7 0-7 8 0 3 2 4 4 4 3 0 16 1 16 12 0 6-5 10-7 15z">
            <text:p/>
          </draw:path>
        </draw:g>
        <draw:g>
          <svg:title>TexMaths</svg:title>
          <svg:desc>11§latex§Output solution $\{j\}$§svg§600§FALSE</svg:desc>
          <draw:polygon draw:style-name="gr2" draw:layer="layout" svg:width="3.406cm" svg:height="0.386cm" svg:x="1.982cm" svg:y="10.51cm" svg:viewBox="0 0 3407 387" draw:points="1703,387 0,387 0,0 3407,0 3407,387">
            <text:p/>
          </draw:polygon>
          <draw:path draw:style-name="gr3" draw:layer="layout" svg:width="0.258cm" svg:height="0.282cm" svg:x="2.004cm" svg:y="10.528cm" svg:viewBox="0 0 259 283" svg:d="M259 142c0-79-60-142-130-142s-129 62-129 142c0 79 59 141 129 141s130-63 130-141zM130 272c-38 0-90-35-90-136 0-100 57-126 89-126 34 0 89 27 89 126 0 104-53 136-88 136z">
            <text:p/>
          </draw:path>
          <draw:path draw:style-name="gr3" draw:layer="layout" svg:width="0.195cm" svg:height="0.175cm" svg:x="2.296cm" svg:y="10.629cm" svg:viewBox="0 0 196 176" svg:d="M140 141v35l56-4v-13c-28 0-31-2-31-20v-139l-57 4v12c27 0 31 3 31 22v70c0 33-19 59-48 59-33 0-34-17-34-38v-129l-57 4v12c31 0 31 2 31 36v58c0 31 0 66 58 66 22 0 40-11 51-35z">
            <text:p/>
          </draw:path>
          <draw:path draw:style-name="gr3" draw:layer="layout" svg:width="0.121cm" svg:height="0.242cm" svg:x="2.505cm" svg:y="10.562cm" svg:viewBox="0 0 122 243" svg:d="M61 84h55v-13h-55v-71h-10c-1 32-12 74-51 75v9h33v106c0 49 36 53 51 53 27 0 38-28 38-53v-22h-10v22c0 29-11 43-26 43-25 0-25-35-25-42z">
            <text:p/>
          </draw:path>
          <draw:path draw:style-name="gr3" draw:layer="layout" svg:width="0.19cm" svg:height="0.246cm" svg:x="2.659cm" svg:y="10.629cm" svg:viewBox="0 0 191 247" svg:d="M56 25v-25l-56 4v12c28 0 31 3 31 19v183c0 17-5 17-31 17v12c13-1 33-2 44-2 10 0 30 1 44 2v-12c-26 0-31 0-31-17v-66-4c2 7 19 28 48 28 47 0 86-39 86-88 0-50-37-88-81-88-30 0-46 18-54 25zM57 128v-87c11-20 31-31 51-31 27 0 52 34 52 78 0 47-28 79-57 79-15 0-30-8-40-23-6-9-6-9-6-16z">
            <text:p/>
          </draw:path>
          <draw:path draw:style-name="gr3" draw:layer="layout" svg:width="0.195cm" svg:height="0.175cm" svg:x="2.875cm" svg:y="10.629cm" svg:viewBox="0 0 196 176" svg:d="M140 141v35l56-4v-13c-28 0-31-2-31-20v-139l-57 4v12c27 0 31 3 31 22v70c0 33-19 59-48 59-33 0-34-17-34-38v-129l-57 4v12c31 0 31 2 31 36v58c0 31 0 66 58 66 22 0 40-11 51-35z">
            <text:p/>
          </draw:path>
          <draw:path draw:style-name="gr3" draw:layer="layout" svg:width="0.121cm" svg:height="0.242cm" svg:x="3.084cm" svg:y="10.562cm" svg:viewBox="0 0 122 243" svg:d="M61 84h55v-13h-55v-71h-10c-1 32-12 74-51 75v9h33v106c0 49 36 53 51 53 27 0 38-28 38-53v-22h-10v22c0 29-11 43-26 43-25 0-25-35-25-42z">
            <text:p/>
          </draw:path>
          <draw:path draw:style-name="gr3" draw:layer="layout" svg:width="0.127cm" svg:height="0.177cm" svg:x="3.369cm" svg:y="10.627cm" svg:viewBox="0 0 128 178" svg:d="M68 99c9 1 41 8 41 35 0 20-13 36-44 36-33 0-47-23-54-56-1-4-2-6-5-6-6 0-6 3-6 10v51c0 7 0 9 4 9 3 0 3 0 10-8 0 0 0-1 8-8 17 16 34 16 43 16 45 0 63-25 63-54 0-21-12-32-17-36-13-13-27-17-44-19-22-4-48-10-48-32 0-14 10-29 44-29 43 0 44 35 45 47 1 3 4 3 4 3 6 0 6-2 6-10v-39c0-7 0-9-5-9-2 0-2 0-7 4-1 3-6 6-7 7-14-11-31-11-36-11-49 0-63 26-63 47 0 15 7 26 17 34 13 10 24 12 51 18z">
            <text:p/>
          </draw:path>
          <draw:path draw:style-name="gr3" draw:layer="layout" svg:width="0.172cm" svg:height="0.177cm" svg:x="3.52cm" svg:y="10.627cm" svg:viewBox="0 0 173 178" svg:d="M173 91c0-50-40-91-86-91-50 0-87 43-87 91 0 50 41 87 86 87 47 0 87-37 87-87zM87 168c-18 0-34-7-45-25-10-18-10-41-10-55 0-15 0-36 10-54s28-25 44-25c17 0 34 9 44 25 10 17 10 39 10 54 0 14 0 35-8 52-9 17-26 28-45 28z">
            <text:p/>
          </draw:path>
          <draw:path draw:style-name="gr3" draw:layer="layout" svg:width="0.086cm" svg:height="0.268cm" svg:x="3.716cm" svg:y="10.532cm" svg:viewBox="0 0 87 269" svg:d="M56 0l-56 4v12c28 0 31 3 31 22v202c0 17-5 17-31 17v12c13 0 34-1 44-1 9 0 29 1 43 1v-12c-26 0-31 0-31-17z">
            <text:p/>
          </draw:path>
          <draw:path draw:style-name="gr3" draw:layer="layout" svg:width="0.195cm" svg:height="0.175cm" svg:x="3.822cm" svg:y="10.629cm" svg:viewBox="0 0 196 176" svg:d="M140 141v35l56-4v-13c-28 0-31-2-31-20v-139l-57 4v12c27 0 31 3 31 22v70c0 33-19 59-48 59-33 0-34-17-34-38v-129l-57 4v12c31 0 31 2 31 36v58c0 31 0 66 58 66 22 0 40-11 51-35z">
            <text:p/>
          </draw:path>
          <draw:path draw:style-name="gr3" draw:layer="layout" svg:width="0.121cm" svg:height="0.242cm" svg:x="4.033cm" svg:y="10.562cm" svg:viewBox="0 0 122 243" svg:d="M61 84h55v-13h-55v-71h-10c-1 32-12 74-51 75v9h33v106c0 49 36 53 51 53 27 0 38-28 38-53v-22h-10v22c0 29-11 43-26 43-25 0-25-35-25-42z">
            <text:p/>
          </draw:path>
          <draw:path draw:style-name="gr3" draw:layer="layout" svg:width="0.083cm" svg:height="0.258cm" svg:x="4.188cm" svg:y="10.541cm" svg:viewBox="0 0 84 259" svg:d="M56 88l-55 4v12c27 0 30 3 30 21v105c0 17-5 17-31 17v12c12 0 34-1 43-1 14 0 27 1 41 1v-12c-26 0-28-2-28-16zM58 21c0-13-10-21-21-21-12 0-20 11-20 21s8 20 20 20c11 0 21-8 21-20z">
            <text:p/>
          </draw:path>
          <draw:path draw:style-name="gr3" draw:layer="layout" svg:width="0.172cm" svg:height="0.177cm" svg:x="4.293cm" svg:y="10.627cm" svg:viewBox="0 0 173 178" svg:d="M173 91c0-50-40-91-86-91-50 0-87 43-87 91 0 50 41 87 86 87 47 0 87-37 87-87zM87 168c-18 0-34-7-45-25-10-18-10-41-10-55 0-15 0-36 10-54s28-25 44-25c17 0 34 9 44 25 10 17 10 39 10 54 0 14 0 35-8 52-9 17-26 28-45 28z">
            <text:p/>
          </draw:path>
          <draw:path draw:style-name="gr3" draw:layer="layout" svg:width="0.195cm" svg:height="0.171cm" svg:x="4.488cm" svg:y="10.629cm" svg:viewBox="0 0 196 172" svg:d="M31 38v104c0 17-5 17-31 17v13c13 0 33-2 44-2 10 0 31 2 44 2v-13c-26 0-31 0-31-17v-72c0-39 28-61 53-61 24 0 29 21 29 43v90c0 17-5 17-31 17v13c14 0 34-2 44-2s31 2 44 2v-13c-21 0-30 0-31-11v-74c0-33 0-45-12-60-6-6-18-14-41-14-28 0-46 16-57 41v-41l-55 4v12c28 0 31 3 31 22z">
            <text:p/>
          </draw:path>
          <draw:path draw:style-name="gr3" draw:layer="layout" svg:width="0.138cm" svg:height="0.386cm" svg:x="4.848cm" svg:y="10.51cm" svg:viewBox="0 0 139 387" svg:d="M83 52c0-16 9-41 52-43 1-1 4-2 4-5 0-4-4-4-8-4-39 0-75 20-75 48v88c0 16 0 28-15 41-15 11-29 12-38 12-2 1-3 2-3 5 0 4 2 4 7 4 25 2 44 15 48 34 1 4 1 5 1 20v77c0 15 0 28 19 43 15 12 41 15 56 15 4 0 8 0 8-3 0-5-3-5-7-5-24-2-44-14-48-34-1-3-1-4-1-18v-82c0-17-4-24-16-36-9-8-20-12-31-15 32-9 47-27 47-50z">
            <text:p/>
          </draw:path>
          <draw:path draw:style-name="gr3" draw:layer="layout" svg:width="0.159cm" svg:height="0.334cm" svg:x="5.007cm" svg:y="10.544cm" svg:viewBox="0 0 160 335" svg:d="M160 14c0-7-6-14-15-14s-21 9-21 21c0 8 6 13 15 13 11 0 21-10 21-20zM81 276c-7 30-26 52-48 52-2 0-8 0-14-5 11-2 17-12 17-20 0-6-4-14-15-14-10 0-21 9-21 23 0 16 15 23 34 23 28 0 64-19 74-58l35-142c2-7 2-13 2-14 0-22-16-36-36-36-40 0-62 56-62 60 0 3 5 3 5 3 4 0 4 0 7-7 10-24 28-48 49-48 5 0 13 2 13 18 0 9-1 13-3 20z">
            <text:p/>
          </draw:path>
          <draw:path draw:style-name="gr3" draw:layer="layout" svg:width="0.138cm" svg:height="0.386cm" svg:x="5.222cm" svg:y="10.51cm" svg:viewBox="0 0 139 387" svg:d="M56 336c0 16-10 40-53 43-2 0-3 1-3 5 0 3 4 3 8 3 37 0 73-19 75-48v-88c0-16 0-28 15-41 13-11 29-12 37-12 1 0 4-2 4-4 0-4-3-4-7-5-25-1-44-15-48-34-1-4-1-5-1-19v-77c0-16 0-28-19-44-16-11-43-15-56-15-4 0-8 0-8 4s2 4 7 5c24 1 43 13 48 33 1 4 1 4 1 18v82c0 17 3 24 16 36 8 9 19 12 30 16-32 8-46 27-46 49z">
            <text:p/>
          </draw:path>
        </draw:g>
        <draw:g>
          <svg:title>TexMaths</svg:title>
          <svg:desc>10§latex§\begin{center}
Customers' demands and utilities \\
$S_k, u_k$ for all $k \in \cN$
\end{center}§svg§600§FALSE</svg:desc>
          <draw:polygon draw:style-name="gr2" draw:layer="layout" svg:width="5.144cm" svg:height="0.734cm" svg:x="1.435cm" svg:y="0.557cm" svg:viewBox="0 0 5145 735" draw:points="2573,735 0,735 0,0 5145,0 5145,735">
            <text:p/>
          </draw:polygon>
          <draw:path draw:style-name="gr3" draw:layer="layout" svg:width="0.214cm" svg:height="0.256cm" svg:x="1.455cm" svg:y="0.553cm" svg:viewBox="0 0 215 257" svg:d="M0 128c0 73 57 129 123 129 57 0 92-50 92-90 0-4 0-6-5-6-3 0-3 2-4 5-3 51-40 80-79 80-21 0-91-12-91-118 0-105 69-117 91-117 38 0 70 32 77 84 0 4 0 6 5 6 6 0 6-2 6-9v-84c0-6 0-8-4-8-1 0-3 0-5 4l-18 26c-13-12-31-30-65-30-66 0-123 56-123 128z">
            <text:p/>
          </draw:path>
          <draw:path draw:style-name="gr3" draw:layer="layout" svg:width="0.177cm" svg:height="0.159cm" svg:x="1.7cm" svg:y="0.646cm" svg:viewBox="0 0 178 160" svg:d="M127 128v32l51-4v-11c-25 0-28-2-28-19v-126l-52 4v11c25 0 28 2 28 20v63c0 30-17 54-43 54-30 0-31-16-31-35v-117l-52 4v11c28 0 28 1 28 32v53c0 28 0 60 53 60 20 0 36-10 46-32z">
            <text:p/>
          </draw:path>
          <draw:path draw:style-name="gr3" draw:layer="layout" svg:width="0.115cm" svg:height="0.161cm" svg:x="1.896cm" svg:y="0.644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3" draw:layer="layout" svg:width="0.11cm" svg:height="0.22cm" svg:x="2.029cm" svg:y="0.585cm" svg:viewBox="0 0 111 221" svg:d="M55 76h50v-11h-50v-65h-9c-1 29-11 67-46 68v8h30v97c0 44 33 48 46 48 25 0 35-25 35-48v-20h-9v20c0 26-10 39-24 39-23 0-23-32-23-38z">
            <text:p/>
          </draw:path>
          <draw:path draw:style-name="gr3" draw:layer="layout" svg:width="0.156cm" svg:height="0.161cm" svg:x="2.169cm" svg:y="0.644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3" draw:layer="layout" svg:width="0.274cm" svg:height="0.155cm" svg:x="2.346cm" svg:y="0.646cm" svg:viewBox="0 0 275 156" svg:d="M28 35v94c0 16-4 16-28 16v11c12 0 30-1 40-1 9 0 27 1 39 1v-11c-23 0-27 0-27-16v-65c0-36 25-56 47-56 23 0 27 19 27 39v82c0 16-4 16-28 16v11c12 0 30-1 40-1 9 0 27 1 39 1v-11c-23 0-27 0-27-16v-65c0-36 25-56 48-56 22 0 26 19 26 39v82c0 16-4 16-28 16v11c12 0 30-1 40-1 9 0 27 1 39 1v-11c-18 0-27 0-27-10v-68c0-30 0-41-11-54-5-6-17-13-37-13-30 0-45 21-51 35-5-31-31-35-47-35-26 0-42 15-52 37v-37l-50 4v11c25 0 28 2 28 20z">
            <text:p/>
          </draw:path>
          <draw:path draw:style-name="gr3" draw:layer="layout" svg:width="0.136cm" svg:height="0.161cm" svg:x="2.638cm" svg:y="0.644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3" draw:layer="layout" svg:width="0.118cm" svg:height="0.155cm" svg:x="2.794cm" svg:y="0.646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3" draw:layer="layout" svg:width="0.115cm" svg:height="0.161cm" svg:x="2.933cm" svg:y="0.644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3" draw:layer="layout" svg:width="0.042cm" svg:height="0.105cm" svg:x="3.091cm" svg:y="0.557cm" svg:viewBox="0 0 43 106" svg:d="M43 37c0-21-8-37-24-37-13 0-19 10-19 19s6 19 19 19c7 0 12-4 14-6 1-1 1-1 2-1 0 0 0 5 0 6 0 12-2 37-25 59-4 4-4 5-4 6 0 3 2 4 3 4 4 0 34-27 34-69z">
            <text:p/>
          </draw:path>
          <draw:path draw:style-name="gr3" draw:layer="layout" svg:width="0.173cm" svg:height="0.248cm" svg:x="3.287cm" svg:y="0.557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3" draw:layer="layout" svg:width="0.136cm" svg:height="0.161cm" svg:x="3.48cm" svg:y="0.644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3" draw:layer="layout" svg:width="0.274cm" svg:height="0.155cm" svg:x="3.638cm" svg:y="0.646cm" svg:viewBox="0 0 275 156" svg:d="M28 35v94c0 16-4 16-28 16v11c12 0 30-1 40-1 9 0 27 1 39 1v-11c-23 0-27 0-27-16v-65c0-36 25-56 47-56 23 0 27 19 27 39v82c0 16-4 16-28 16v11c12 0 30-1 40-1 9 0 27 1 39 1v-11c-23 0-27 0-27-16v-65c0-36 25-56 48-56 22 0 26 19 26 39v82c0 16-4 16-28 16v11c12 0 30-1 40-1 9 0 27 1 39 1v-11c-18 0-27 0-27-10v-68c0-30 0-41-11-54-5-6-17-13-37-13-30 0-45 21-51 35-5-31-31-35-47-35-26 0-42 15-52 37v-37l-50 4v11c25 0 28 2 28 20z">
            <text:p/>
          </draw:path>
          <draw:path draw:style-name="gr3" draw:layer="layout" svg:width="0.159cm" svg:height="0.161cm" svg:x="3.934cm" svg:y="0.644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3" draw:layer="layout" svg:width="0.177cm" svg:height="0.155cm" svg:x="4.107cm" svg:y="0.646cm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
            <text:p/>
          </draw:path>
          <draw:path draw:style-name="gr3" draw:layer="layout" svg:width="0.173cm" svg:height="0.248cm" svg:x="4.303cm" svg:y="0.557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3" draw:layer="layout" svg:width="0.115cm" svg:height="0.161cm" svg:x="4.497cm" svg:y="0.644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3" draw:layer="layout" svg:width="0.159cm" svg:height="0.161cm" svg:x="4.756cm" svg:y="0.644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3" draw:layer="layout" svg:width="0.177cm" svg:height="0.155cm" svg:x="4.929cm" svg:y="0.646cm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
            <text:p/>
          </draw:path>
          <draw:path draw:style-name="gr3" draw:layer="layout" svg:width="0.173cm" svg:height="0.248cm" svg:x="5.125cm" svg:y="0.557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3" draw:layer="layout" svg:width="0.177cm" svg:height="0.159cm" svg:x="5.436cm" svg:y="0.646cm" svg:viewBox="0 0 178 160" svg:d="M127 128v32l51-4v-11c-25 0-28-2-28-19v-126l-52 4v11c25 0 28 2 28 20v63c0 30-17 54-43 54-30 0-31-16-31-35v-117l-52 4v11c28 0 28 1 28 32v53c0 28 0 60 53 60 20 0 36-10 46-32z">
            <text:p/>
          </draw:path>
          <draw:path draw:style-name="gr3" draw:layer="layout" svg:width="0.11cm" svg:height="0.22cm" svg:x="5.627cm" svg:y="0.585cm" svg:viewBox="0 0 111 221" svg:d="M55 76h50v-11h-50v-65h-9c-1 29-11 67-46 68v8h30v97c0 44 33 48 46 48 25 0 35-25 35-48v-20h-9v20c0 26-10 39-24 39-23 0-23-32-23-38z">
            <text:p/>
          </draw:path>
          <draw:path draw:style-name="gr3" draw:layer="layout" svg:width="0.075cm" svg:height="0.235cm" svg:x="5.769cm" svg:y="0.566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3" draw:layer="layout" svg:width="0.078cm" svg:height="0.244cm" svg:x="5.866cm" svg:y="0.557cm" svg:viewBox="0 0 79 245" svg:d="M51 0l-51 4v11c25 0 28 2 28 20v183c0 16-4 16-28 16v11c12 0 31-1 40-1 8 0 26 1 39 1v-11c-24 0-28 0-28-16z">
            <text:p/>
          </draw:path>
          <draw:path draw:style-name="gr3" draw:layer="layout" svg:width="0.075cm" svg:height="0.235cm" svg:x="5.964cm" svg:y="0.566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3" draw:layer="layout" svg:width="0.11cm" svg:height="0.22cm" svg:x="6.057cm" svg:y="0.585cm" svg:viewBox="0 0 111 221" svg:d="M55 76h50v-11h-50v-65h-9c-1 29-11 67-46 68v8h30v97c0 44 33 48 46 48 25 0 35-25 35-48v-20h-9v20c0 26-10 39-24 39-23 0-23-32-23-38z">
            <text:p/>
          </draw:path>
          <draw:path draw:style-name="gr3" draw:layer="layout" svg:width="0.075cm" svg:height="0.235cm" svg:x="6.198cm" svg:y="0.566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3" draw:layer="layout" svg:width="0.136cm" svg:height="0.161cm" svg:x="6.294cm" svg:y="0.644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3" draw:layer="layout" svg:width="0.115cm" svg:height="0.161cm" svg:x="6.452cm" svg:y="0.644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3" draw:layer="layout" svg:width="0.208cm" svg:height="0.256cm" svg:x="2.512cm" svg:y="0.975cm" svg:viewBox="0 0 209 257" svg:d="M209 4c0-2 0-4-3-4-2 0-3 0-7 5l-17 20c-9-16-27-25-50-25-45 0-88 41-88 83 0 29 19 45 37 50l38 10c13 3 33 9 33 38 0 31-29 65-64 65-23 0-62-8-62-52 0-8 2-17 2-19 1-1 1-2 1-2 0-4-3-4-4-4-2 0-3 0-4 1s-21 82-21 83c0 2 2 4 4 4s2-1 6-6l18-20c15 21 39 26 59 26 48 0 90-47 90-91 0-25-12-37-17-41-8-9-14-10-45-18-8-2-21-6-24-6-9-4-21-14-21-33 0-28 28-58 61-58 30 0 51 15 51 55 0 11-1 17-1 19 0 1 0 4 4 4s4-1 5-7z">
            <text:p/>
          </draw:path>
          <draw:path draw:style-name="gr3" draw:layer="layout" svg:width="0.121cm" svg:height="0.173cm" svg:x="2.728cm" svg:y="1.105cm" svg:viewBox="0 0 122 174" svg:d="M59 7c0 0 1-3 1-4s-1-3-4-3c-5 0-25 2-32 2-2 1-5 1-5 6 0 4 3 4 6 4 12 0 12 1 12 3s0 4-1 6l-35 140c-1 4-1 5-1 5 0 4 3 8 8 8 7 0 10-5 12-10 0-1 11-45 12-48 18 2 32 7 32 20 0 1 0 3-1 5-1 4-1 5-1 8 0 17 15 25 27 25 24 0 31-37 31-38 0-3-3-3-4-3-3 0-4 1-5 6-3 11-10 28-22 28-6 0-8-6-8-13 0-4 0-4 1-11 0 0 1-5 1-7 0-22-29-26-40-27 7-4 17-12 21-16 12-12 25-23 39-23 3 0 6 0 8 3-11 1-13 10-13 14 0 5 4 9 10 9 7 0 14-6 14-16 0-8-6-17-19-17-14 0-27 10-40 21-10 10-18 18-29 22z">
            <text:p/>
          </draw:path>
          <draw:path draw:style-name="gr3" draw:layer="layout" svg:width="0.041cm" svg:height="0.105cm" svg:x="2.913cm" svg:y="1.186cm" svg:viewBox="0 0 42 106" svg:d="M42 37c0-23-9-37-23-37-12 0-19 9-19 19 0 9 7 19 19 19 4 0 9-2 13-5 1-1 1-1 1-1 1 0 1 0 1 5 0 27-12 48-24 60-4 3-4 4-4 5 0 3 2 4 3 4 4 0 33-27 33-69z">
            <text:p/>
          </draw:path>
          <draw:path draw:style-name="gr3" draw:layer="layout" svg:width="0.181cm" svg:height="0.159cm" svg:x="3.049cm" svg:y="1.067cm" svg:viewBox="0 0 182 160" svg:d="M113 137c4 14 17 23 32 23 12 0 20-8 26-19 6-13 11-35 11-35 0-4-4-4-5-4-3 0-3 2-5 7-4 19-11 43-26 43-7 0-11-4-11-16 0-8 4-24 7-37l10-38c1-5 5-19 6-24 2-8 5-21 5-24 0-6-5-9-10-9-2 0-11 0-14 12-6 26-22 88-26 107-1 1-15 29-41 29-18 0-21-15-21-29 0-19 9-47 19-72 4-10 6-15 6-22 0-16-12-29-29-29-34 0-47 51-47 54 0 4 4 4 4 4 4 0 4-1 6-6 9-31 22-44 36-44 3 0 8 0 8 11 0 9-3 19-6 25-13 35-20 56-20 74 0 33 24 42 43 42 24 0 36-16 42-23z">
            <text:p/>
          </draw:path>
          <draw:path draw:style-name="gr3" draw:layer="layout" svg:width="0.121cm" svg:height="0.173cm" svg:x="3.258cm" svg:y="1.105cm" svg:viewBox="0 0 122 174" svg:d="M59 7c0 0 1-3 1-4s-1-3-4-3c-5 0-25 2-32 2-2 1-5 1-5 6 0 4 3 4 6 4 12 0 12 1 12 3s0 4-1 6l-35 140c-1 4-1 5-1 5 0 4 3 8 8 8 7 0 10-5 12-10 0-1 11-45 12-48 18 2 32 7 32 20 0 1 0 3-1 5-1 4-1 5-1 8 0 17 15 25 27 25 24 0 31-37 31-38 0-3-3-3-4-3-3 0-4 1-5 6-3 11-10 28-22 28-6 0-8-6-8-13 0-4 0-4 1-11 0 0 1-5 1-7 0-22-29-26-40-27 7-4 17-12 21-16 12-12 25-23 39-23 3 0 6 0 8 3-11 1-13 10-13 14 0 5 4 9 10 9 7 0 14-6 14-16 0-8-6-17-19-17-14 0-27 10-40 21-10 10-18 18-29 22z">
            <text:p/>
          </draw:path>
          <draw:path draw:style-name="gr3" draw:layer="layout" svg:width="0.114cm" svg:height="0.248cm" svg:x="3.542cm" svg:y="0.975cm" svg:viewBox="0 0 115 249" svg:d="M50 97v-41c0-31 17-48 33-48 1 0 6 0 12 2-5 2-11 6-11 15 0 8 6 15 15 15 11 0 16-7 16-15 0-13-13-25-32-25-25 0-55 19-55 56v41h-28v11h28v114c0 16-4 16-28 16v11c14-1 31-1 41-1 14 0 31 0 45 1v-11h-8c-26 0-27-4-27-17v-113h41v-11z">
            <text:p/>
          </draw:path>
          <draw:path draw:style-name="gr3" draw:layer="layout" svg:width="0.156cm" svg:height="0.161cm" svg:x="3.647cm" svg:y="1.065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3" draw:layer="layout" svg:width="0.118cm" svg:height="0.155cm" svg:x="3.823cm" svg:y="1.067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3" draw:layer="layout" svg:width="0.159cm" svg:height="0.161cm" svg:x="4.083cm" svg:y="1.065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3" draw:layer="layout" svg:width="0.078cm" svg:height="0.244cm" svg:x="4.255cm" svg:y="0.979cm" svg:viewBox="0 0 79 245" svg:d="M51 0l-51 4v11c25 0 28 2 28 20v183c0 16-4 16-28 16v11c12 0 31-1 40-1 8 0 26 1 39 1v-11c-24 0-28 0-28-16z">
            <text:p/>
          </draw:path>
          <draw:path draw:style-name="gr3" draw:layer="layout" svg:width="0.078cm" svg:height="0.244cm" svg:x="4.353cm" svg:y="0.979cm" svg:viewBox="0 0 79 245" svg:d="M51 0l-51 4v11c25 0 28 2 28 20v183c0 16-4 16-28 16v11c12 0 31-1 40-1 8 0 26 1 39 1v-11c-24 0-28 0-28-16z">
            <text:p/>
          </draw:path>
          <draw:path draw:style-name="gr3" draw:layer="layout" svg:width="0.159cm" svg:height="0.248cm" svg:x="4.575cm" svg:y="0.979cm" svg:viewBox="0 0 160 249" svg:d="M82 4c0 0 0-4-5-4-8 0-33 3-43 4-3 0-6 0-6 7 0 4 3 4 8 4 17 0 18 2 18 6l-1 7-52 203c-1 5-1 6-1 8 0 8 7 10 10 10 5 0 10-3 12-8 2-3 18-68 20-77 12 1 41 7 41 30 0 3 0 4-1 7-1 5-1 9-1 13 0 21 14 35 32 35 11 0 20-6 28-19 9-15 13-35 13-36 0-3-3-3-4-3-4 0-4 1-5 6-7 26-16 44-31 44-7 0-11-4-11-17 0-6 1-14 2-19 2-6 2-8 2-11 0-23-22-33-53-37 11-7 23-18 31-26 17-19 33-34 50-34 3 0 3 0 4 0 4 1 4 1 7 3 1 0 1 1 1 1-16 1-20 15-20 19 0 6 4 13 14 13 9 0 19-8 19-22 0-10-8-22-24-22-10 0-26 3-51 31-12 13-26 28-40 33z">
            <text:p/>
          </draw:path>
          <draw:path draw:style-name="gr3" draw:layer="layout" svg:width="0.176cm" svg:height="0.204cm" svg:x="4.877cm" svg:y="1.033cm" svg:viewBox="0 0 177 205" svg:d="M164 109c6 0 13 0 13-7s-7-7-13-7h-150c5-47 45-81 95-81h55c6 0 13 0 13-7s-7-7-13-7h-55c-61 0-109 46-109 102 0 57 48 103 109 103h55c6 0 13 0 13-7s-7-7-13-7h-55c-50 0-90-34-95-82z">
            <text:p/>
          </draw:path>
          <draw:path draw:style-name="gr3" draw:layer="layout" svg:width="0.354cm" svg:height="0.29cm" svg:x="5.17cm" svg:y="0.95cm" svg:viewBox="0 0 355 291" svg:d="M118 71c6 18 14 45 30 88 22 60 32 82 54 115 5 8 5 8 8 8 5 0 12-4 16-7 5-5 6-5 9-22 22-93 48-190 55-206 1 0 8-14 51-15 7 0 14-19 14-26 0-6-2-6-7-6-35 0-51 15-55 19-10 13-19 39-35 98-12 45-24 91-35 136-19-29-30-57-47-102-18-50-30-87-39-119-2-7-3-7-6-7-1 0-8 0-18 8-3 3-4 6-4 10-10 94-43 187-53 204-2 5-7 12-14 12-3 0-17-2-26-11-2-1-3-1-3-1-6 0-13 18-13 26 0 11 21 18 31 18 23 0 41-50 47-66 22-64 33-116 40-154z">
            <text:p/>
          </draw:path>
        </draw:g>
        <draw:custom-shape draw:style-name="gr8" draw:text-style-name="P1" xml:id="id1" draw:id="id1" draw:layer="layout" svg:width="6.726cm" svg:height="1.13cm" draw:transform="skewX (-0.604756585816035) translate (0.16cm 0.361cm)">
          <text:p text:style-name="P1"/>
          <text:p text:style-name="P1"/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g>
          <svg:title>TexMaths</svg:title>
          <svg:desc>11§latex§\begin{center}
Obtain the customer with the maximum \\ valuation.
Set $j \leftarrow \displaystyle {\arg\max}_{k \in \cN} \{u_k \}$
\end{center}§svg§600§FALSE</svg:desc>
          <draw:polygon draw:style-name="gr2" draw:layer="layout" svg:width="6.855cm" svg:height="0.847cm" svg:x="0.169cm" svg:y="6.033cm" svg:viewBox="0 0 6856 848" draw:points="3427,848 0,848 0,0 6856,0 6856,848">
            <text:p/>
          </draw:polygon>
          <draw:path draw:style-name="gr3" draw:layer="layout" svg:width="0.257cm" svg:height="0.282cm" svg:x="0.191cm" svg:y="6.029cm" svg:viewBox="0 0 258 283" svg:d="M258 142c0-79-59-142-129-142s-129 62-129 142c0 79 59 141 129 141s129-63 129-141zM130 272c-38 0-90-34-90-136 0-100 57-126 89-126 34 0 89 27 89 126 0 104-53 136-88 136z">
            <text:p/>
          </draw:path>
          <draw:path draw:style-name="gr3" draw:layer="layout" svg:width="0.19cm" svg:height="0.273cm" svg:x="0.48cm" svg:y="6.033cm" svg:viewBox="0 0 191 274" svg:d="M56 123v-123l-56 4v13c27 0 31 2 31 22v231h9c1 0 4-6 14-25 5 9 22 29 50 29 48 0 87-38 87-88s-37-88-82-88c-30 0-46 19-53 25zM57 226v-81c0-7 0-7 5-14 15-21 36-24 46-24 16 0 31 10 40 24 10 16 11 38 11 54 0 14-1 38-12 55-7 12-23 25-44 25-17 0-32-9-40-24-6-8-6-9-6-15z">
            <text:p/>
          </draw:path>
          <draw:path draw:style-name="gr3" draw:layer="layout" svg:width="0.121cm" svg:height="0.242cm" svg:x="0.691cm" svg:y="6.064cm" svg:viewBox="0 0 122 243" svg:d="M60 84h55v-12h-55v-72h-9c-2 32-13 74-51 75v9h33v106c0 49 36 53 51 53 27 0 38-27 38-53v-22h-10v22c0 29-11 43-26 43-26 0-26-35-26-42z">
            <text:p/>
          </draw:path>
          <draw:path draw:style-name="gr3" draw:layer="layout" svg:width="0.175cm" svg:height="0.177cm" svg:x="0.851cm" svg:y="6.129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1 0 30 37 40 63 40 25 0 43-15 50-33zM110 81v39c0 37-28 51-45 51-19 0-35-15-35-35s16-52 80-55z">
            <text:p/>
          </draw:path>
          <draw:path draw:style-name="gr3" draw:layer="layout" svg:width="0.083cm" svg:height="0.259cm" svg:x="1.041cm" svg:y="6.043cm" svg:viewBox="0 0 84 260" svg:d="M56 88l-55 4v13c26 0 30 2 30 20v105c0 18-5 18-31 18v12c12 0 34-1 43-1 14 0 27 1 41 1v-12c-26 0-28-3-28-17zM58 21c0-13-10-21-21-21-12 0-21 11-21 21s9 20 21 20c11 0 21-8 21-20z">
            <text:p/>
          </draw:path>
          <draw:path draw:style-name="gr3" draw:layer="layout" svg:width="0.195cm" svg:height="0.171cm" svg:x="1.148cm" svg:y="6.131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7 0 31 2 31 22z">
            <text:p/>
          </draw:path>
          <draw:path draw:style-name="gr3" draw:layer="layout" svg:width="0.121cm" svg:height="0.242cm" svg:x="1.487cm" svg:y="6.064cm" svg:viewBox="0 0 122 243" svg:d="M60 84h55v-12h-55v-72h-9c-2 32-13 74-51 75v9h33v106c0 49 36 53 51 53 27 0 38-27 38-53v-22h-10v22c0 29-11 43-26 43-26 0-26-35-26-42z">
            <text:p/>
          </draw:path>
          <draw:path draw:style-name="gr3" draw:layer="layout" svg:width="0.195cm" svg:height="0.269cm" svg:x="1.642cm" svg:y="6.033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7 0 31 2 31 22z">
            <text:p/>
          </draw:path>
          <draw:path draw:style-name="gr3" draw:layer="layout" svg:width="0.15cm" svg:height="0.177cm" svg:x="1.855cm" svg:y="6.129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3" draw:layer="layout" svg:width="0.147cm" svg:height="0.177cm" svg:x="2.158cm" svg:y="6.129cm" svg:viewBox="0 0 148 178" svg:d="M32 89c0-63 32-79 53-79 3 0 28 0 41 14-15 1-18 13-18 18 0 10 7 17 18 17 10 0 18-6 18-17 0-27-30-42-59-42-49 0-85 42-85 90 0 50 38 88 84 88 52 0 64-46 64-50s-4-4-5-4c-3 0-4 1-4 4-13 36-38 40-52 40-20 0-55-16-55-79z">
            <text:p/>
          </draw:path>
          <draw:path draw:style-name="gr3" draw:layer="layout" svg:width="0.195cm" svg:height="0.175cm" svg:x="2.329cm" svg:y="6.131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3" draw:layer="layout" svg:width="0.127cm" svg:height="0.177cm" svg:x="2.544cm" svg:y="6.129cm" svg:viewBox="0 0 128 178" svg:d="M68 99c9 1 41 8 41 35 0 20-13 37-44 37-33 0-47-24-54-57-1-4-2-6-6-6-5 0-5 3-5 10v51c0 7 0 9 4 9 3 0 3 0 10-7 0 0 0-2 8-9 16 16 34 16 43 16 45 0 63-25 63-54 0-21-13-32-17-36-13-13-27-16-44-19-22-4-48-10-48-32 0-14 10-29 44-29 43 0 44 35 45 47 1 3 4 3 4 3 6 0 6-2 6-10v-39c0-7 0-9-5-9-2 0-2 0-7 4-2 3-6 6-7 7-14-11-31-11-36-11-49 0-63 26-63 47 0 15 7 26 16 34 14 10 25 13 52 18z">
            <text:p/>
          </draw:path>
          <draw:path draw:style-name="gr3" draw:layer="layout" svg:width="0.121cm" svg:height="0.242cm" svg:x="2.691cm" svg:y="6.064cm" svg:viewBox="0 0 122 243" svg:d="M60 84h55v-12h-55v-72h-9c-2 32-13 74-51 75v9h33v106c0 49 36 53 51 53 27 0 38-27 38-53v-22h-10v22c0 29-11 43-26 43-26 0-26-35-26-42z">
            <text:p/>
          </draw:path>
          <draw:path draw:style-name="gr3" draw:layer="layout" svg:width="0.172cm" svg:height="0.177cm" svg:x="2.845cm" svg:y="6.129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3" draw:layer="layout" svg:width="0.301cm" svg:height="0.171cm" svg:x="3.04cm" svg:y="6.131cm" svg:viewBox="0 0 302 172" svg:d="M31 39v103c0 18-5 18-31 18v12c13 0 33-1 44-1 10 0 30 1 43 1v-12c-25 0-30 0-30-18v-72c0-39 28-61 52-61 25 0 30 21 30 43v90c0 18-5 18-31 18v12c13 0 33-1 44-1 10 0 29 1 43 1v-12c-26 0-30 0-30-18v-72c0-39 27-61 53-61 24 0 28 21 28 43v90c0 18-4 18-30 18v12c13 0 33-1 44-1 9 0 29 1 42 1v-12c-19 0-29 0-29-11v-75c0-33 0-45-12-60-6-6-19-14-41-14-33 0-50 23-56 39-6-35-34-39-52-39-28 0-46 17-57 41v-41l-55 4v13c27 0 31 2 31 22z">
            <text:p/>
          </draw:path>
          <draw:path draw:style-name="gr3" draw:layer="layout" svg:width="0.15cm" svg:height="0.177cm" svg:x="3.361cm" svg:y="6.129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3" draw:layer="layout" svg:width="0.13cm" svg:height="0.171cm" svg:x="3.533cm" svg:y="6.131cm" svg:viewBox="0 0 131 172" svg:d="M54 43v-43l-54 4v13c27 0 31 2 31 22v103c0 18-5 18-31 18v12c15 0 33-1 44-1 16 0 34 0 49 1v-12h-7c-29 0-30-5-30-18v-61c0-38 17-72 46-72 2 0 4 0 5 0-1 0-9 5-9 15 0 11 8 17 16 17 7 0 17-5 17-17 0-13-12-24-29-24-28 0-43 26-48 43z">
            <text:p/>
          </draw:path>
          <draw:path draw:style-name="gr3" draw:layer="layout" svg:width="0.265cm" svg:height="0.171cm" svg:x="3.809cm" svg:y="6.136cm" svg:viewBox="0 0 266 172" svg:d="M233 37c7-19 19-25 33-25v-12c-9 1-20 1-28 1-11 0-29-1-37-1v12c15 0 23 8 23 19 0 2 0 3-2 8l-35 100-39-109c-2-5-2-6-2-7 0-11 16-11 23-11v-12c-11 0-30 1-40 1-11 0-23 0-34-1v12c14 0 19 1 24 6 2 2 6 14 9 22l-33 93-38-103c-2-5-2-6-2-7 0-11 15-11 23-11v-12c-11 0-33 1-42 1-2 0-22 0-36-1v12c20 0 24 1 29 13l49 139c1 5 2 8 8 8 5 0 5-3 7-8l40-110 40 111c1 4 2 7 7 7s6-4 8-7z">
            <text:p/>
          </draw:path>
          <draw:path draw:style-name="gr3" draw:layer="layout" svg:width="0.083cm" svg:height="0.259cm" svg:x="4.094cm" svg:y="6.043cm" svg:viewBox="0 0 84 260" svg:d="M56 88l-55 4v13c26 0 30 2 30 20v105c0 18-5 18-31 18v12c12 0 34-1 43-1 14 0 27 1 41 1v-12c-26 0-28-3-28-17zM58 21c0-13-10-21-21-21-12 0-21 11-21 21s9 20 21 20c11 0 21-8 21-20z">
            <text:p/>
          </draw:path>
          <draw:path draw:style-name="gr3" draw:layer="layout" svg:width="0.121cm" svg:height="0.242cm" svg:x="4.196cm" svg:y="6.064cm" svg:viewBox="0 0 122 243" svg:d="M60 84h55v-12h-55v-72h-9c-2 32-13 74-51 75v9h33v106c0 49 36 53 51 53 27 0 38-27 38-53v-22h-10v22c0 29-11 43-26 43-26 0-26-35-26-42z">
            <text:p/>
          </draw:path>
          <draw:path draw:style-name="gr3" draw:layer="layout" svg:width="0.195cm" svg:height="0.269cm" svg:x="4.351cm" svg:y="6.033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7 0 31 2 31 22z">
            <text:p/>
          </draw:path>
          <draw:path draw:style-name="gr3" draw:layer="layout" svg:width="0.121cm" svg:height="0.242cm" svg:x="4.69cm" svg:y="6.064cm" svg:viewBox="0 0 122 243" svg:d="M60 84h55v-12h-55v-72h-9c-2 32-13 74-51 75v9h33v106c0 49 36 53 51 53 27 0 38-27 38-53v-22h-10v22c0 29-11 43-26 43-26 0-26-35-26-42z">
            <text:p/>
          </draw:path>
          <draw:path draw:style-name="gr3" draw:layer="layout" svg:width="0.195cm" svg:height="0.269cm" svg:x="4.845cm" svg:y="6.033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7 0 31 2 31 22z">
            <text:p/>
          </draw:path>
          <draw:path draw:style-name="gr3" draw:layer="layout" svg:width="0.15cm" svg:height="0.177cm" svg:x="5.058cm" svg:y="6.129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3" draw:layer="layout" svg:width="0.301cm" svg:height="0.171cm" svg:x="5.361cm" svg:y="6.131cm" svg:viewBox="0 0 302 172" svg:d="M31 39v103c0 18-5 18-31 18v12c13 0 33-1 44-1 10 0 30 1 43 1v-12c-25 0-30 0-30-18v-72c0-39 28-61 52-61 25 0 30 21 30 43v90c0 18-5 18-31 18v12c13 0 33-1 44-1 10 0 29 1 43 1v-12c-26 0-30 0-30-18v-72c0-39 27-61 53-61 24 0 28 21 28 43v90c0 18-4 18-30 18v12c13 0 33-1 44-1 9 0 29 1 42 1v-12c-19 0-29 0-29-11v-75c0-33 0-45-12-60-6-6-19-14-41-14-33 0-50 23-56 39-6-35-34-39-52-39-28 0-46 17-57 41v-41l-55 4v13c27 0 31 2 31 22z">
            <text:p/>
          </draw:path>
          <draw:path draw:style-name="gr3" draw:layer="layout" svg:width="0.175cm" svg:height="0.177cm" svg:x="5.686cm" svg:y="6.129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1 0 30 37 40 63 40 25 0 43-15 50-33zM110 81v39c0 37-28 51-45 51-19 0-35-15-35-35s16-52 80-55z">
            <text:p/>
          </draw:path>
          <draw:path draw:style-name="gr3" draw:layer="layout" svg:width="0.195cm" svg:height="0.166cm" svg:x="5.868cm" svg:y="6.136cm" svg:viewBox="0 0 196 167" svg:d="M107 76c12-14 26-33 36-44 12-13 27-20 46-20v-12c-10 1-22 1-32 1-12 0-33-1-37-1v12c8 1 11 6 11 12 0 7-3 11-6 13l-24 31-31-39c-3-4-3-5-3-7 0-5 6-10 14-10v-12c-11 0-36 1-43 1s-26 0-36-1v12c28 0 28 0 45 24l39 50-37 46c-18 23-41 24-49 24v11c10 0 22-1 32-1 12 0 27 1 37 1v-11c-9-2-11-6-11-12 0-9 11-22 34-49l30 38c3 5 9 11 9 13 0 4-3 9-14 10v11c12 0 33-1 41-1 11 0 27 1 38 1v-11c-21 0-28-1-37-12z">
            <text:p/>
          </draw:path>
          <draw:path draw:style-name="gr3" draw:layer="layout" svg:width="0.083cm" svg:height="0.259cm" svg:x="6.08cm" svg:y="6.043cm" svg:viewBox="0 0 84 260" svg:d="M56 88l-55 4v13c26 0 30 2 30 20v105c0 18-5 18-31 18v12c12 0 34-1 43-1 14 0 27 1 41 1v-12c-26 0-28-3-28-17zM58 21c0-13-10-21-21-21-12 0-21 11-21 21s9 20 21 20c11 0 21-8 21-20z">
            <text:p/>
          </draw:path>
          <draw:path draw:style-name="gr3" draw:layer="layout" svg:width="0.301cm" svg:height="0.171cm" svg:x="6.188cm" svg:y="6.131cm" svg:viewBox="0 0 302 172" svg:d="M31 39v103c0 18-5 18-31 18v12c13 0 33-1 44-1 10 0 30 1 43 1v-12c-25 0-30 0-30-18v-72c0-39 28-61 52-61 25 0 30 21 30 43v90c0 18-5 18-31 18v12c13 0 33-1 44-1 10 0 29 1 43 1v-12c-26 0-30 0-30-18v-72c0-39 27-61 53-61 24 0 28 21 28 43v90c0 18-4 18-30 18v12c13 0 33-1 44-1 9 0 29 1 42 1v-12c-19 0-29 0-29-11v-75c0-33 0-45-12-60-6-6-19-14-41-14-33 0-50 23-56 39-6-35-34-39-52-39-28 0-46 17-57 41v-41l-55 4v13c27 0 31 2 31 22z">
            <text:p/>
          </draw:path>
          <draw:path draw:style-name="gr3" draw:layer="layout" svg:width="0.195cm" svg:height="0.175cm" svg:x="6.499cm" svg:y="6.131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3" draw:layer="layout" svg:width="0.301cm" svg:height="0.171cm" svg:x="6.714cm" svg:y="6.131cm" svg:viewBox="0 0 302 172" svg:d="M31 39v103c0 18-5 18-31 18v12c13 0 33-1 44-1 10 0 30 1 43 1v-12c-25 0-30 0-30-18v-72c0-39 28-61 52-61 25 0 30 21 30 43v90c0 18-5 18-31 18v12c13 0 33-1 44-1 10 0 29 1 43 1v-12c-26 0-30 0-30-18v-72c0-39 27-61 53-61 24 0 28 21 28 43v90c0 18-4 18-30 18v12c13 0 33-1 44-1 9 0 29 1 42 1v-12c-19 0-29 0-29-11v-75c0-33 0-45-12-60-6-6-19-14-41-14-33 0-50 23-56 39-6-35-34-39-52-39-28 0-46 17-57 41v-41l-55 4v13c27 0 31 2 31 22z">
            <text:p/>
          </draw:path>
          <draw:path draw:style-name="gr3" draw:layer="layout" svg:width="0.189cm" svg:height="0.171cm" svg:x="0.552cm" svg:y="6.599cm" svg:viewBox="0 0 190 172" svg:d="M154 39c4-9 11-27 36-27v-12c-9 1-21 1-29 1-9 0-27-1-33-1v12c14 0 18 9 18 17 0 3-1 5-3 10l-40 99-43-109c-2-5-2-6-2-7 0-10 15-10 22-10v-12c-12 0-34 1-43 1-10 0-25 0-37-1v12c24 0 26 2 31 14l56 139c2 6 3 7 9 7 4 0 6-4 7-7z">
            <text:p/>
          </draw:path>
          <draw:path draw:style-name="gr3" draw:layer="layout" svg:width="0.175cm" svg:height="0.177cm" svg:x="0.744cm" svg:y="6.592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1 0 30 37 40 63 40 25 0 43-15 50-33zM110 81v39c0 37-28 51-45 51-19 0-35-15-35-35s16-52 80-55z">
            <text:p/>
          </draw:path>
          <draw:path draw:style-name="gr3" draw:layer="layout" svg:width="0.086cm" svg:height="0.269cm" svg:x="0.933cm" svg:y="6.498cm" svg:viewBox="0 0 87 270" svg:d="M56 0l-56 4v13c27 0 31 2 31 22v201c0 18-5 18-31 18v12c13 0 34-1 44-1 9 0 29 1 43 1v-12c-27 0-31 0-31-18z">
            <text:p/>
          </draw:path>
          <draw:path draw:style-name="gr3" draw:layer="layout" svg:width="0.195cm" svg:height="0.175cm" svg:x="1.04cm" svg:y="6.595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3" draw:layer="layout" svg:width="0.175cm" svg:height="0.177cm" svg:x="1.259cm" svg:y="6.592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1 0 30 37 40 63 40 25 0 43-15 50-33zM110 81v39c0 37-28 51-45 51-19 0-35-15-35-35s16-52 80-55z">
            <text:p/>
          </draw:path>
          <draw:path draw:style-name="gr3" draw:layer="layout" svg:width="0.121cm" svg:height="0.242cm" svg:x="1.444cm" svg:y="6.529cm" svg:viewBox="0 0 122 243" svg:d="M60 84h55v-12h-55v-72h-9c-2 32-13 74-51 75v9h33v106c0 49 36 53 51 53 27 0 38-27 38-53v-22h-10v22c0 29-11 43-26 43-26 0-26-35-26-42z">
            <text:p/>
          </draw:path>
          <draw:path draw:style-name="gr3" draw:layer="layout" svg:width="0.083cm" svg:height="0.259cm" svg:x="1.599cm" svg:y="6.508cm" svg:viewBox="0 0 84 260" svg:d="M56 88l-55 4v13c26 0 30 2 30 20v105c0 18-5 18-31 18v12c12 0 34-1 43-1 14 0 27 1 41 1v-12c-26 0-28-3-28-17zM58 21c0-13-10-21-21-21-12 0-21 11-21 21s9 20 21 20c11 0 21-8 21-20z">
            <text:p/>
          </draw:path>
          <draw:path draw:style-name="gr3" draw:layer="layout" svg:width="0.172cm" svg:height="0.177cm" svg:x="1.705cm" svg:y="6.592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3" draw:layer="layout" svg:width="0.195cm" svg:height="0.171cm" svg:x="1.899cm" svg:y="6.595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7 0 31 2 31 22z">
            <text:p/>
          </draw:path>
          <draw:path draw:style-name="gr3" draw:layer="layout" svg:width="0.041cm" svg:height="0.041cm" svg:x="2.136cm" svg:y="6.726cm" svg:viewBox="0 0 42 42" svg:d="M42 21c0-11-9-21-21-21-11 0-21 10-21 21 0 12 10 21 21 21 12 0 21-9 21-21z">
            <text:p/>
          </draw:path>
          <draw:path draw:style-name="gr3" draw:layer="layout" svg:width="0.172cm" svg:height="0.282cm" svg:x="2.403cm" svg:y="6.493cm" svg:viewBox="0 0 173 283" svg:d="M114 123l-50-12c-24-5-39-26-39-49 0-28 21-51 51-51 65 0 74 64 76 81 1 3 1 5 5 5 5 0 5-2 5-10v-78c0-7 0-9-5-9-2 0-3 0-5 6l-13 22c-13-13-29-28-63-28-43 0-76 34-76 75 0 33 21 60 51 71 4 1 24 7 51 14 11 2 22 5 33 19 9 10 12 22 12 36 0 27-19 56-51 56-12 0-41-2-62-21-23-22-24-46-24-61-1-3-3-3-5-3-5 0-5 2-5 9v78c0 7 0 10 4 10 3 0 4-1 6-6 0 0 1-1 14-22 12 14 38 28 72 28 45 0 77-39 77-82 0-38-27-70-59-78z">
            <text:p/>
          </draw:path>
          <draw:path draw:style-name="gr3" draw:layer="layout" svg:width="0.15cm" svg:height="0.177cm" svg:x="2.606cm" svg:y="6.592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3" draw:layer="layout" svg:width="0.121cm" svg:height="0.242cm" svg:x="2.775cm" svg:y="6.529cm" svg:viewBox="0 0 122 243" svg:d="M60 84h55v-12h-55v-72h-9c-2 32-13 74-51 75v9h33v106c0 49 36 53 51 53 27 0 38-27 38-53v-22h-10v22c0 29-11 43-26 43-26 0-26-35-26-42z">
            <text:p/>
          </draw:path>
          <draw:path draw:style-name="gr3" draw:layer="layout" svg:width="0.158cm" svg:height="0.335cm" svg:x="3.042cm" svg:y="6.511cm" svg:viewBox="0 0 159 336" svg:d="M159 14c0-7-5-14-14-14s-21 9-21 21c0 8 6 13 15 13 11 0 20-10 20-20zM81 276c-7 30-26 52-48 52-2 0-8 0-14-4 11-3 17-13 17-20s-4-15-15-15c-10 0-21 9-21 24s15 23 34 23c28 0 64-20 74-59l35-142c2-7 2-13 2-14 0-22-16-36-36-36-40 0-62 56-62 60s5 4 5 4c4 0 4 0 7-8 10-24 28-47 49-47 5 0 13 1 13 17 0 9-1 13-3 20z">
            <text:p/>
          </draw:path>
          <draw:path draw:style-name="gr3" draw:layer="layout" svg:width="0.343cm" svg:height="0.201cm" svg:x="3.358cm" svg:y="6.568cm" svg:viewBox="0 0 344 202" svg:d="M330 109c8 0 14 0 14-8 0-7-6-7-14-7h-288c22-17 32-32 35-38 18-26 21-50 21-52 0-4-5-4-8-4-6 0-8 1-9 8-8 38-32 70-76 89-4 1-5 2-5 4 0 4 2 4 5 6 41 16 68 47 76 90 1 4 3 5 9 5 3 0 8 0 8-4 0 0-3-25-20-51-8-12-19-25-36-38z">
            <text:p/>
          </draw:path>
          <draw:path draw:style-name="gr3" draw:layer="layout" svg:width="0.175cm" svg:height="0.177cm" svg:x="3.846cm" svg:y="6.592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1 0 30 37 40 63 40 25 0 43-15 50-33zM110 81v39c0 37-28 51-45 51-19 0-35-15-35-35s16-52 80-55z">
            <text:p/>
          </draw:path>
          <draw:path draw:style-name="gr3" draw:layer="layout" svg:width="0.13cm" svg:height="0.171cm" svg:x="4.034cm" svg:y="6.595cm" svg:viewBox="0 0 131 172" svg:d="M54 43v-43l-54 4v13c27 0 31 2 31 22v103c0 18-5 18-31 18v12c15 0 33-1 44-1 16 0 34 0 49 1v-12h-7c-29 0-30-5-30-18v-61c0-38 17-72 46-72 2 0 4 0 5 0-1 0-9 5-9 15 0 11 8 17 16 17 7 0 17-5 17-17 0-13-12-24-29-24-28 0-43 26-48 43z">
            <text:p/>
          </draw:path>
          <draw:path draw:style-name="gr3" draw:layer="layout" svg:width="0.177cm" svg:height="0.255cm" svg:x="4.185cm" svg:y="6.591cm" svg:viewBox="0 0 178 256" svg:d="M76 109c-34 0-34-39-34-47 0-11 0-23 5-33 4-5 12-16 29-16 33 0 33 39 33 48 0 11 0 23-6 33-3 4-12 15-27 15zM31 124c0-1 0-11 6-18 15 11 31 12 39 12 35 0 63-27 63-56 0-15-7-29-17-38 14-13 29-15 35-15 1 0 4 0 5 0-5 2-7 5-7 11s6 11 11 11c4 0 12-3 12-12 0-7-5-19-20-19-7 0-25 2-41 19-17-13-33-15-41-15-36 0-64 27-64 57 0 17 9 31 19 40-6 6-12 19-12 32 0 12 5 27 17 34-24 7-36 24-36 40 0 27 38 49 86 49 46 0 87-19 87-50 0-13-6-33-26-44-21-11-44-11-67-11-10 0-26 0-29 0-13-2-20-15-20-27zM87 247c-40 0-67-20-67-40 0-18 15-33 32-34h23c34 0 77 0 77 34 0 21-28 40-65 40z">
            <text:p/>
          </draw:path>
          <draw:path draw:style-name="gr3" draw:layer="layout" svg:width="0.301cm" svg:height="0.171cm" svg:x="4.45cm" svg:y="6.595cm" svg:viewBox="0 0 302 172" svg:d="M31 39v103c0 18-5 18-31 18v12c13 0 33-1 44-1 10 0 30 1 43 1v-12c-25 0-30 0-30-18v-72c0-39 28-61 52-61 25 0 30 21 30 43v90c0 18-5 18-31 18v12c13 0 33-1 44-1 10 0 29 1 43 1v-12c-26 0-30 0-30-18v-72c0-39 27-61 53-61 24 0 28 21 28 43v90c0 18-4 18-30 18v12c13 0 33-1 44-1 9 0 29 1 42 1v-12c-19 0-29 0-29-11v-75c0-33 0-45-12-60-6-6-19-14-41-14-33 0-50 23-56 39-6-35-34-39-52-39-28 0-46 17-57 41v-41l-55 4v13c27 0 31 2 31 22z">
            <text:p/>
          </draw:path>
          <draw:path draw:style-name="gr3" draw:layer="layout" svg:width="0.175cm" svg:height="0.177cm" svg:x="4.776cm" svg:y="6.592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1 0 30 37 40 63 40 25 0 43-15 50-33zM110 81v39c0 37-28 51-45 51-19 0-35-15-35-35s16-52 80-55z">
            <text:p/>
          </draw:path>
          <draw:path draw:style-name="gr3" draw:layer="layout" svg:width="0.195cm" svg:height="0.166cm" svg:x="4.958cm" svg:y="6.599cm" svg:viewBox="0 0 196 167" svg:d="M107 76c12-14 26-33 36-44 12-13 27-20 46-20v-12c-10 1-22 1-32 1-12 0-33-1-37-1v12c8 1 11 6 11 12 0 7-3 11-6 13l-24 31-31-39c-3-4-3-5-3-7 0-5 6-10 14-10v-12c-11 0-36 1-43 1s-26 0-36-1v12c28 0 28 0 45 24l39 50-37 46c-18 23-41 24-49 24v11c10 0 22-1 32-1 12 0 27 1 37 1v-11c-9-2-11-6-11-12 0-9 11-22 34-49l30 38c3 5 9 11 9 13 0 4-3 9-14 10v11c12 0 33-1 41-1 11 0 27 1 38 1v-11c-21 0-28-1-37-12z">
            <text:p/>
          </draw:path>
          <draw:path draw:style-name="gr3" draw:layer="layout" svg:width="0.133cm" svg:height="0.19cm" svg:x="5.177cm" svg:y="6.673cm" svg:viewBox="0 0 134 191" svg:d="M65 8c0 0 1-4 1-5s-1-3-4-3c-6 0-28 2-36 2-2 1-5 1-5 7 0 4 3 4 6 4 14 0 14 1 14 4 0 2 0 4-1 6l-39 154c-1 5-1 6-1 6 0 4 3 8 9 8 7 0 11-5 13-11 0-1 12-49 13-52 20 2 35 7 35 22 0 1 0 3-1 5-1 5-1 6-1 9 0 19 17 27 30 27 26 0 34-40 34-41 0-4-3-4-4-4-4 0-5 1-6 7-3 12-11 31-24 31-7 0-9-7-9-15 0-4 0-4 1-12 0 0 1-5 1-7 0-25-32-29-44-30 8-4 19-13 23-18 14-13 28-25 43-25 4 0 7 0 9 3-12 1-14 11-14 16s4 10 11 10 15-7 15-18c0-9-6-19-21-19s-29 11-44 23c-11 11-20 20-32 25z">
            <text:p/>
          </draw:path>
          <draw:path draw:style-name="gr3" draw:layer="layout" svg:width="0.15cm" svg:height="0.177cm" svg:x="5.357cm" svg:y="6.705cm" svg:viewBox="0 0 151 178" svg:d="M140 96c4 0 11 0 11-7 0-6-7-6-11-6h-127c5-40 38-70 80-70h47c4 0 11 0 11-6 0-7-7-7-11-7h-48c-50 0-92 40-92 89 0 50 42 89 92 89h48c4 0 11 0 11-6 0-7-7-7-11-7h-47c-42 0-75-30-80-69z">
            <text:p/>
          </draw:path>
          <draw:path draw:style-name="gr3" draw:layer="layout" svg:width="0.296cm" svg:height="0.226cm" svg:x="5.532cm" svg:y="6.649cm" svg:viewBox="0 0 297 227" svg:d="M96 59c4 9 12 30 24 60 21 48 34 74 55 100 2 1 3 1 4 1 6 0 12-4 13-5 5-4 5-5 8-17 19-80 40-154 44-159 3-6 17-11 42-13 5 0 11-13 11-20 0-6-1-6-7-6-28 0-43 11-48 20-15 24-41 126-53 176-15-21-26-44-33-58-13-30-28-65-44-107-2-8-2-8-3-9-1 0-2 0-2 0-5 0-10 2-15 4-4 5-4 7-5 13-6 69-31 138-38 149-2 5-6 11-13 11-1 0-12 0-23-8-1-1-1-1-2-1-4 0-11 15-11 22 0 4 0 7 10 10 8 4 14 5 17 5 20 0 35-41 40-58 19-50 24-81 29-110z">
            <text:p/>
          </draw:path>
          <draw:path draw:style-name="gr3" draw:layer="layout" svg:width="0.138cm" svg:height="0.386cm" svg:x="5.878cm" svg:y="6.476cm" svg:viewBox="0 0 139 387" svg:d="M82 52c0-16 10-41 53-43 1-1 4-2 4-5 0-4-4-4-8-4-39 0-75 20-75 48v88c0 16 0 28-15 41-15 11-29 12-38 12-2 1-3 2-3 5 0 4 2 4 7 4 25 2 44 15 48 34 1 5 1 6 1 20v77c0 15 0 29 19 43 15 12 40 15 56 15 4 0 8 0 8-3 0-4-3-4-7-4-24-3-44-15-48-34-2-4-2-5-2-19v-82c0-17-3-24-15-36-9-8-20-12-31-15 32-9 46-27 46-50z">
            <text:p/>
          </draw:path>
          <draw:path draw:style-name="gr3" draw:layer="layout" svg:width="0.199cm" svg:height="0.175cm" svg:x="6.054cm" svg:y="6.595cm" svg:viewBox="0 0 200 176" svg:d="M124 151c5 15 19 25 35 25 14 0 22-9 29-21 7-14 12-38 12-38 0-5-4-5-5-5-4 0-4 2-6 8-4 21-12 47-28 47-8 0-13-4-13-17 0-9 5-27 8-41l11-42c1-5 6-21 7-26 2-9 5-23 5-27 0-6-5-10-11-10-2 0-12 0-15 14-7 28-24 96-29 117-1 1-16 32-45 32-20 0-23-16-23-32 0-21 10-51 21-79 4-11 7-16 7-24 0-18-14-32-32-32-38 0-52 56-52 59 0 5 4 5 4 5 5 0 5-1 7-7 10-34 24-48 40-48 3 0 8 0 8 12 0 10-3 21-6 27-15 39-22 62-22 82 0 36 26 46 47 46 26 0 40-18 46-25z">
            <text:p/>
          </draw:path>
          <draw:path draw:style-name="gr3" draw:layer="layout" svg:width="0.133cm" svg:height="0.19cm" svg:x="6.285cm" svg:y="6.636cm" svg:viewBox="0 0 134 191" svg:d="M65 8c0 0 1-4 1-5s-1-3-4-3c-6 0-28 2-36 2-2 1-5 1-5 7 0 4 3 4 6 4 14 0 14 1 14 4 0 2 0 4-1 6l-39 154c-1 5-1 6-1 6 0 4 3 8 9 8 7 0 11-5 13-11 0-1 12-49 13-52 20 2 35 7 35 22 0 1 0 3-1 5-1 5-1 6-1 9 0 19 17 27 30 27 26 0 34-40 34-41 0-4-3-4-4-4-4 0-5 1-6 7-3 12-11 31-24 31-7 0-9-7-9-15 0-4 0-4 1-12 0 0 1-5 1-7 0-25-32-29-44-30 8-4 19-13 23-18 14-13 28-25 43-25 4 0 7 0 9 3-12 1-14 11-14 16s4 10 11 10 15-7 15-18c0-9-6-19-21-19s-29 11-44 23c-11 11-20 20-32 25z">
            <text:p/>
          </draw:path>
          <draw:path draw:style-name="gr3" draw:layer="layout" svg:width="0.138cm" svg:height="0.386cm" svg:x="6.482cm" svg:y="6.476cm" svg:viewBox="0 0 139 387" svg:d="M56 337c0 15-10 39-53 43-2 0-3 1-3 4s4 3 8 3c37 0 73-18 74-48v-88c0-15 0-28 16-41 13-11 28-12 37-12 1 0 4-2 4-4 0-4-3-4-7-5-25-1-44-15-48-34-2-4-2-5-2-19v-77c0-16 0-28-18-44-16-11-43-15-56-15-4 0-8 0-8 4s2 4 7 5c24 1 42 13 48 33 1 4 1 4 1 19v81c0 18 3 24 15 36 9 9 20 12 31 16-32 8-46 27-46 49z">
            <text:p/>
          </draw:path>
        </draw:g>
        <draw:g>
          <svg:title>TexMaths</svg:title>
          <svg:desc>11§latex§\begin{center}
Solve the classical knapsack problem \\
Set $X \leftarrow {\sf Alg}^{\rm kp}[(\tilde{S}_k,u_k)_{ k \in \cN},\frac{C}{\sqrt{2}}]$
\end{center}§svg§600§FALSE</svg:desc>
          <draw:polygon draw:style-name="gr2" draw:layer="layout" svg:width="6.204cm" svg:height="0.943cm" svg:x="0.544cm" svg:y="4.016cm" svg:viewBox="0 0 6205 944" draw:points="3102,944 0,944 0,0 6205,0 6205,944">
            <text:p/>
          </draw:polygon>
          <draw:path draw:style-name="gr3" draw:layer="layout" svg:width="0.172cm" svg:height="0.282cm" svg:x="0.566cm" svg:y="4.012cm" svg:viewBox="0 0 173 283" svg:d="M114 123l-50-12c-24-5-39-26-39-49 0-28 21-51 51-51 65 0 74 64 76 81 1 3 1 5 5 5 5 0 5-2 5-10v-78c0-7 0-9-5-9-2 0-3 0-5 5l-13 22c-13-12-29-27-63-27-43 0-76 34-76 75 0 33 21 60 51 71 4 1 24 7 51 13 11 3 22 6 33 20 9 10 12 22 12 35 0 28-19 57-51 57-12 0-41-3-62-21-23-22-24-47-24-61-1-3-3-3-5-3-5 0-5 2-5 9v78c0 6 0 10 4 10 3 0 4-1 6-6 0 0 1-1 14-22 12 13 38 28 72 28 45 0 77-39 77-82 0-38-27-70-59-78z">
            <text:p/>
          </draw:path>
          <draw:path draw:style-name="gr3" draw:layer="layout" svg:width="0.172cm" svg:height="0.177cm" svg:x="0.769cm" svg:y="4.112cm" svg:viewBox="0 0 173 178" svg:d="M173 91c0-50-40-91-86-91-50 0-87 43-87 91 0 50 41 87 86 87 47 0 87-37 87-87zM87 168c-18 0-34-7-45-25-10-18-10-41-10-55 0-15 0-36 10-54s28-25 44-25c17 0 34 9 44 25 10 17 10 39 10 54 0 14 0 35-8 52-9 17-26 28-45 28z">
            <text:p/>
          </draw:path>
          <draw:path draw:style-name="gr3" draw:layer="layout" svg:width="0.086cm" svg:height="0.268cm" svg:x="0.965cm" svg:y="4.016cm" svg:viewBox="0 0 87 269" svg:d="M56 0l-56 4v12c27 0 31 3 31 22v202c0 17-5 17-31 17v12c13 0 34-1 44-1 9 0 29 1 43 1v-12c-27 0-31 0-31-17z">
            <text:p/>
          </draw:path>
          <draw:path draw:style-name="gr3" draw:layer="layout" svg:width="0.189cm" svg:height="0.171cm" svg:x="1.066cm" svg:y="4.119cm" svg:viewBox="0 0 190 172" svg:d="M154 38c4-8 11-26 36-26v-12c-9 1-21 1-29 1-9 0-27-1-33-1v12c14 0 18 9 18 17 0 3-1 5-3 9l-40 99-43-108c-2-5-2-6-2-7 0-10 15-10 22-10v-12c-12 0-34 1-43 1-10 0-25 0-37-1v12c24 0 26 2 31 14l56 139c2 5 3 7 9 7 4 0 6-4 7-7z">
            <text:p/>
          </draw:path>
          <draw:path draw:style-name="gr3" draw:layer="layout" svg:width="0.15cm" svg:height="0.177cm" svg:x="1.263cm" svg:y="4.112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3" draw:layer="layout" svg:width="0.121cm" svg:height="0.242cm" svg:x="1.56cm" svg:y="4.047cm" svg:viewBox="0 0 122 243" svg:d="M60 84h55v-13h-55v-71h-9c-2 32-13 74-51 75v9h33v106c0 49 36 53 51 53 27 0 38-27 38-53v-22h-10v22c0 29-11 43-26 43-26 0-26-35-26-42z">
            <text:p/>
          </draw:path>
          <draw:path draw:style-name="gr3" draw:layer="layout" svg:width="0.195cm" svg:height="0.268cm" svg:x="1.717cm" svg:y="4.016cm" svg:viewBox="0 0 196 269" svg:d="M31 240c0 17-5 17-31 17v12c13 0 33-1 44-1 10 0 31 1 44 1v-12c-26 0-31 0-31-17v-72c0-40 28-61 53-61 24 0 29 21 29 43v90c0 17-5 17-31 17v12c14 0 34-1 44-1s31 1 44 1v-12c-21 0-30 0-31-12v-73c0-33 0-46-12-60-6-6-18-14-41-14-33 0-49 23-56 38v-136l-56 4v12c27 0 31 3 31 22z">
            <text:p/>
          </draw:path>
          <draw:path draw:style-name="gr3" draw:layer="layout" svg:width="0.15cm" svg:height="0.177cm" svg:x="1.929cm" svg:y="4.112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3" draw:layer="layout" svg:width="0.147cm" svg:height="0.177cm" svg:x="2.232cm" svg:y="4.112cm" svg:viewBox="0 0 148 178" svg:d="M32 89c0-63 32-79 53-79 3 0 28 0 41 14-15 1-18 13-18 18 0 10 7 17 18 17 10 0 18-6 18-17 0-27-30-42-59-42-49 0-85 42-85 90 0 50 38 88 84 88 52 0 64-46 64-50s-4-4-5-4c-3 0-4 1-4 4-13 36-38 40-52 40-20 0-55-16-55-79z">
            <text:p/>
          </draw:path>
          <draw:path draw:style-name="gr3" draw:layer="layout" svg:width="0.086cm" svg:height="0.268cm" svg:x="2.404cm" svg:y="4.016cm" svg:viewBox="0 0 87 269" svg:d="M56 0l-56 4v12c27 0 31 3 31 22v202c0 17-5 17-31 17v12c13 0 34-1 44-1 9 0 29 1 43 1v-12c-27 0-31 0-31-17z">
            <text:p/>
          </draw:path>
          <draw:path draw:style-name="gr3" draw:layer="layout" svg:width="0.175cm" svg:height="0.177cm" svg:x="2.515cm" svg:y="4.112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0 0 31 37 41 63 41 25 0 43-15 50-33zM110 81v39c0 37-28 50-45 50-19 0-35-14-35-34 0-21 16-52 80-55z">
            <text:p/>
          </draw:path>
          <draw:path draw:style-name="gr3" draw:layer="layout" svg:width="0.127cm" svg:height="0.177cm" svg:x="2.704cm" svg:y="4.112cm" svg:viewBox="0 0 128 178" svg:d="M68 99c9 1 41 8 41 35 0 20-13 36-44 36-33 0-47-23-54-56-1-4-2-6-6-6-5 0-5 3-5 10v51c0 7 0 9 4 9 3 0 3 0 10-8 0 0 0-1 8-8 16 16 34 16 43 16 45 0 63-25 63-54 0-21-13-32-17-36-13-13-27-17-44-19-22-4-48-10-48-32 0-14 10-29 44-29 43 0 44 35 45 47 1 3 4 3 4 3 6 0 6-2 6-10v-39c0-7 0-9-5-9-2 0-2 0-7 4-2 3-6 6-7 7-14-11-31-11-36-11-49 0-63 26-63 47 0 15 7 26 16 34 14 10 25 12 52 18z">
            <text:p/>
          </draw:path>
          <draw:path draw:style-name="gr3" draw:layer="layout" svg:width="0.127cm" svg:height="0.177cm" svg:x="2.857cm" svg:y="4.112cm" svg:viewBox="0 0 128 178" svg:d="M68 99c9 1 41 8 41 35 0 20-13 36-44 36-33 0-47-23-54-56-1-4-2-6-6-6-5 0-5 3-5 10v51c0 7 0 9 4 9 3 0 3 0 10-8 0 0 0-1 8-8 16 16 34 16 43 16 45 0 63-25 63-54 0-21-13-32-17-36-13-13-27-17-44-19-22-4-48-10-48-32 0-14 10-29 44-29 43 0 44 35 45 47 1 3 4 3 4 3 6 0 6-2 6-10v-39c0-7 0-9-5-9-2 0-2 0-7 4-2 3-6 6-7 7-14-11-31-11-36-11-49 0-63 26-63 47 0 15 7 26 16 34 14 10 25 12 52 18z">
            <text:p/>
          </draw:path>
          <draw:path draw:style-name="gr3" draw:layer="layout" svg:width="0.083cm" svg:height="0.259cm" svg:x="3.009cm" svg:y="4.026cm" svg:viewBox="0 0 84 260" svg:d="M56 88l-55 4v12c26 0 30 3 30 21v105c0 17-5 17-31 17v13c12 0 34-2 43-2 14 0 27 2 41 2v-13c-26 0-28-2-28-16zM58 21c0-13-10-21-21-21-12 0-21 11-21 21s9 20 21 20c11 0 21-8 21-20z">
            <text:p/>
          </draw:path>
          <draw:path draw:style-name="gr3" draw:layer="layout" svg:width="0.147cm" svg:height="0.177cm" svg:x="3.117cm" svg:y="4.112cm" svg:viewBox="0 0 148 178" svg:d="M32 89c0-63 32-79 53-79 3 0 28 0 41 14-15 1-18 13-18 18 0 10 7 17 18 17 10 0 18-6 18-17 0-27-30-42-59-42-49 0-85 42-85 90 0 50 38 88 84 88 52 0 64-46 64-50s-4-4-5-4c-3 0-4 1-4 4-13 36-38 40-52 40-20 0-55-16-55-79z">
            <text:p/>
          </draw:path>
          <draw:path draw:style-name="gr3" draw:layer="layout" svg:width="0.175cm" svg:height="0.177cm" svg:x="3.292cm" svg:y="4.112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0 0 31 37 41 63 41 25 0 43-15 50-33zM110 81v39c0 37-28 50-45 50-19 0-35-14-35-34 0-21 16-52 80-55z">
            <text:p/>
          </draw:path>
          <draw:path draw:style-name="gr3" draw:layer="layout" svg:width="0.086cm" svg:height="0.268cm" svg:x="3.482cm" svg:y="4.016cm" svg:viewBox="0 0 87 269" svg:d="M56 0l-56 4v12c27 0 31 3 31 22v202c0 17-5 17-31 17v12c13 0 34-1 44-1 9 0 29 1 43 1v-12c-27 0-31 0-31-17z">
            <text:p/>
          </draw:path>
          <draw:path draw:style-name="gr3" draw:layer="layout" svg:width="0.187cm" svg:height="0.268cm" svg:x="3.716cm" svg:y="4.016cm" svg:viewBox="0 0 188 269" svg:d="M31 240c0 17-5 17-31 17v12c13 0 31-1 43-1 11 0 26 0 42 1v-12c-26 0-30 0-30-17v-40l24-22c31 42 47 64 47 71s-6 8-14 8v12c11 0 34-1 42-1 11 0 23 0 34 1v-12c-14 0-23 0-38-21l-49-69c-1-1-3-3-3-4s28-24 32-28c24-20 40-21 49-21v-12c-12 1-16 1-27 1-15 0-39-1-44-1v12c7 0 12 5 12 10 0 8-6 12-9 15l-55 47v-186l-56 4v12c27 0 31 3 31 22z">
            <text:p/>
          </draw:path>
          <draw:path draw:style-name="gr3" draw:layer="layout" svg:width="0.195cm" svg:height="0.171cm" svg:x="3.922cm" svg:y="4.114cm" svg:viewBox="0 0 196 172" svg:d="M31 38v104c0 17-5 17-31 17v13c13 0 33-2 44-2 10 0 31 2 44 2v-13c-26 0-31 0-31-17v-72c0-39 28-61 53-61 24 0 29 21 29 43v90c0 17-5 17-31 17v13c14 0 34-2 44-2s31 2 44 2v-13c-21 0-30 0-31-11v-74c0-33 0-45-12-60-6-6-18-14-41-14-28 0-46 16-57 41v-41l-55 4v12c27 0 31 3 31 22z">
            <text:p/>
          </draw:path>
          <draw:path draw:style-name="gr3" draw:layer="layout" svg:width="0.175cm" svg:height="0.177cm" svg:x="4.141cm" svg:y="4.112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0 0 31 37 41 63 41 25 0 43-15 50-33zM110 81v39c0 37-28 50-45 50-19 0-35-14-35-34 0-21 16-52 80-55z">
            <text:p/>
          </draw:path>
          <draw:path draw:style-name="gr3" draw:layer="layout" svg:width="0.19cm" svg:height="0.246cm" svg:x="4.328cm" svg:y="4.114cm" svg:viewBox="0 0 191 247" svg:d="M56 25v-25l-56 4v12c27 0 31 3 31 19v183c0 17-5 17-31 17v12c13-1 33-2 44-2 10 0 30 1 44 2v-12c-26 0-31 0-31-17v-66-4c2 7 19 28 47 28 48 0 87-39 87-88 0-50-37-88-81-88-30 0-46 18-54 25zM57 128v-87c11-20 31-31 51-31 27 0 51 34 51 78 0 47-27 79-56 79-15 0-30-8-40-23-6-9-6-9-6-16z">
            <text:p/>
          </draw:path>
          <draw:path draw:style-name="gr3" draw:layer="layout" svg:width="0.127cm" svg:height="0.177cm" svg:x="4.546cm" svg:y="4.112cm" svg:viewBox="0 0 128 178" svg:d="M68 99c9 1 41 8 41 35 0 20-13 36-44 36-33 0-47-23-54-56-1-4-2-6-6-6-5 0-5 3-5 10v51c0 7 0 9 4 9 3 0 3 0 10-8 0 0 0-1 8-8 16 16 34 16 43 16 45 0 63-25 63-54 0-21-13-32-17-36-13-13-27-17-44-19-22-4-48-10-48-32 0-14 10-29 44-29 43 0 44 35 45 47 1 3 4 3 4 3 6 0 6-2 6-10v-39c0-7 0-9-5-9-2 0-2 0-7 4-2 3-6 6-7 7-14-11-31-11-36-11-49 0-63 26-63 47 0 15 7 26 16 34 14 10 25 12 52 18z">
            <text:p/>
          </draw:path>
          <draw:path draw:style-name="gr3" draw:layer="layout" svg:width="0.175cm" svg:height="0.177cm" svg:x="4.701cm" svg:y="4.112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0 0 31 37 41 63 41 25 0 43-15 50-33zM110 81v39c0 37-28 50-45 50-19 0-35-14-35-34 0-21 16-52 80-55z">
            <text:p/>
          </draw:path>
          <draw:path draw:style-name="gr3" draw:layer="layout" svg:width="0.147cm" svg:height="0.177cm" svg:x="4.891cm" svg:y="4.112cm" svg:viewBox="0 0 148 178" svg:d="M32 89c0-63 32-79 53-79 3 0 28 0 41 14-15 1-18 13-18 18 0 10 7 17 18 17 10 0 18-6 18-17 0-27-30-42-59-42-49 0-85 42-85 90 0 50 38 88 84 88 52 0 64-46 64-50s-4-4-5-4c-3 0-4 1-4 4-13 36-38 40-52 40-20 0-55-16-55-79z">
            <text:p/>
          </draw:path>
          <draw:path draw:style-name="gr3" draw:layer="layout" svg:width="0.187cm" svg:height="0.268cm" svg:x="5.051cm" svg:y="4.016cm" svg:viewBox="0 0 188 269" svg:d="M31 240c0 17-5 17-31 17v12c13 0 31-1 43-1 11 0 26 0 42 1v-12c-26 0-30 0-30-17v-40l24-22c31 42 47 64 47 71s-6 8-14 8v12c11 0 34-1 42-1 11 0 23 0 34 1v-12c-14 0-23 0-38-21l-49-69c-1-1-3-3-3-4s28-24 32-28c24-20 40-21 49-21v-12c-12 1-16 1-27 1-15 0-39-1-44-1v12c7 0 12 5 12 10 0 8-6 12-9 15l-55 47v-186l-56 4v12c27 0 31 3 31 22z">
            <text:p/>
          </draw:path>
          <draw:path draw:style-name="gr3" draw:layer="layout" svg:width="0.19cm" svg:height="0.246cm" svg:x="5.383cm" svg:y="4.114cm" svg:viewBox="0 0 191 247" svg:d="M56 25v-25l-56 4v12c27 0 31 3 31 19v183c0 17-5 17-31 17v12c13-1 33-2 44-2 10 0 30 1 44 2v-12c-26 0-31 0-31-17v-66-4c2 7 19 28 47 28 48 0 87-39 87-88 0-50-37-88-81-88-30 0-46 18-54 25zM57 128v-87c11-20 31-31 51-31 27 0 51 34 51 78 0 47-27 79-56 79-15 0-30-8-40-23-6-9-6-9-6-16z">
            <text:p/>
          </draw:path>
          <draw:path draw:style-name="gr3" draw:layer="layout" svg:width="0.13cm" svg:height="0.171cm" svg:x="5.597cm" svg:y="4.114cm" svg:viewBox="0 0 131 172" svg:d="M54 43v-43l-54 4v12c27 0 31 3 31 22v104c0 17-5 17-31 17v13c15 0 33-2 44-2 16 0 34 0 49 2v-13h-7c-29 0-30-4-30-17v-61c0-38 17-72 46-72 2 0 4 0 5 0-1 0-9 5-9 15 0 11 8 17 16 17 7 0 17-5 17-17 0-13-12-24-29-24-28 0-43 26-48 43z">
            <text:p/>
          </draw:path>
          <draw:path draw:style-name="gr3" draw:layer="layout" svg:width="0.172cm" svg:height="0.177cm" svg:x="5.749cm" svg:y="4.112cm" svg:viewBox="0 0 173 178" svg:d="M173 91c0-50-40-91-86-91-50 0-87 43-87 91 0 50 41 87 86 87 47 0 87-37 87-87zM87 168c-18 0-34-7-45-25-10-18-10-41-10-55 0-15 0-36 10-54s28-25 44-25c17 0 34 9 44 25 10 17 10 39 10 54 0 14 0 35-8 52-9 17-26 28-45 28z">
            <text:p/>
          </draw:path>
          <draw:path draw:style-name="gr3" draw:layer="layout" svg:width="0.19cm" svg:height="0.273cm" svg:x="5.943cm" svg:y="4.016cm" svg:viewBox="0 0 191 274" svg:d="M56 123v-123l-56 4v12c27 0 31 3 31 22v231h9c1 0 4-5 14-24 5 9 22 29 50 29 48 0 87-39 87-88 0-50-37-88-82-88-30 0-46 19-53 25zM57 225v-80c0-8 0-8 5-14 15-21 36-24 46-24 16 0 31 10 40 24 10 16 11 38 11 54 0 14-1 38-12 55-7 12-23 25-44 25-17 0-32-9-40-24-6-8-6-9-6-16z">
            <text:p/>
          </draw:path>
          <draw:path draw:style-name="gr3" draw:layer="layout" svg:width="0.086cm" svg:height="0.268cm" svg:x="6.159cm" svg:y="4.016cm" svg:viewBox="0 0 87 269" svg:d="M56 0l-56 4v12c27 0 31 3 31 22v202c0 17-5 17-31 17v12c13 0 34-1 44-1 9 0 29 1 43 1v-12c-27 0-31 0-31-17z">
            <text:p/>
          </draw:path>
          <draw:path draw:style-name="gr3" draw:layer="layout" svg:width="0.15cm" svg:height="0.177cm" svg:x="6.265cm" svg:y="4.112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3" draw:layer="layout" svg:width="0.301cm" svg:height="0.171cm" svg:x="6.438cm" svg:y="4.114cm" svg:viewBox="0 0 302 172" svg:d="M31 38v104c0 17-5 17-31 17v13c13 0 33-2 44-2 10 0 30 2 43 2v-13c-25 0-30 0-30-17v-72c0-39 28-61 52-61 25 0 30 21 30 43v90c0 17-5 17-31 17v13c13 0 33-2 44-2 10 0 29 2 43 2v-13c-26 0-30 0-30-17v-72c0-39 27-61 53-61 24 0 28 21 28 43v90c0 17-4 17-30 17v13c13 0 33-2 44-2 9 0 29 2 42 2v-13c-19 0-29 0-29-11v-74c0-33 0-45-12-60-6-6-19-14-41-14-33 0-50 23-56 38-6-34-34-38-52-38-28 0-46 16-57 41v-41l-55 4v12c27 0 31 3 31 22z">
            <text:p/>
          </draw:path>
          <draw:path draw:style-name="gr3" draw:layer="layout" svg:width="0.172cm" svg:height="0.282cm" svg:x="0.962cm" svg:y="4.476cm" svg:viewBox="0 0 173 283" svg:d="M114 123l-50-12c-24-5-39-26-39-49 0-28 21-51 51-51 65 0 74 64 76 81 1 3 1 5 5 5 5 0 5-2 5-10v-78c0-7 0-9-5-9-2 0-3 0-5 5l-13 22c-13-12-29-27-63-27-43 0-76 34-76 75 0 33 21 60 51 71 4 1 24 7 51 13 11 3 22 6 33 20 9 10 12 22 12 35 0 28-19 57-51 57-12 0-41-3-62-21-23-22-24-47-24-61-1-3-3-3-5-3-5 0-5 2-5 9v78c0 6 0 10 4 10 3 0 4-1 6-6 0 0 1-1 14-22 12 13 38 28 72 28 45 0 77-39 77-82 0-38-27-70-59-78z">
            <text:p/>
          </draw:path>
          <draw:path draw:style-name="gr3" draw:layer="layout" svg:width="0.15cm" svg:height="0.177cm" svg:x="1.167cm" svg:y="4.575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3" draw:layer="layout" svg:width="0.121cm" svg:height="0.242cm" svg:x="1.335cm" svg:y="4.511cm" svg:viewBox="0 0 122 243" svg:d="M60 84h55v-13h-55v-71h-9c-2 32-13 74-51 75v9h33v106c0 49 36 53 51 53 27 0 38-27 38-53v-22h-10v22c0 29-11 43-26 43-26 0-26-35-26-42z">
            <text:p/>
          </draw:path>
          <draw:path draw:style-name="gr3" draw:layer="layout" svg:width="0.319cm" svg:height="0.264cm" svg:x="1.618cm" svg:y="4.485cm" svg:viewBox="0 0 320 265" svg:d="M178 106l-33-77c-1-4-2-5-2-6 0-2 7-10 23-11 3 0 8-1 8-8 0-4-5-4-6-4-16 0-33 1-49 1-10 0-33-1-43-1-2 0-8 0-8 8 0 4 5 4 10 4 23 0 25 3 29 12l46 109-83 88-4 4c-20 20-37 27-57 28-6 0-9 0-9 8 0 1 0 4 5 4 11 0 25-1 37-1 14 0 29 1 43 1 2 0 7 0 7-8 0-4-4-4-5-4-3 0-16-1-16-12 0-6 7-12 11-18l40-42 34-37 40 92c2 5 2 5 2 6 0 3-8 10-23 11-3 0-8 1-8 8 0 4 5 4 7 4 11 0 37-1 48-1 10 0 33 1 43 1 3 0 8 0 8-8 0-4-5-4-7-4-26 0-27-1-34-17-15-36-41-96-49-119 26-28 67-74 79-85 11-10 26-19 49-20 5 0 9 0 9-8 0 0 0-4-5-4-13 0-25 1-37 1-14 0-29-1-43-1-2 0-7 0-7 8 0 3 2 4 4 4 3 0 15 1 15 12 0 6-4 10-6 14z">
            <text:p/>
          </draw:path>
          <draw:path draw:style-name="gr3" draw:layer="layout" svg:width="0.343cm" svg:height="0.201cm" svg:x="2.086cm" svg:y="4.551cm" svg:viewBox="0 0 344 202" svg:d="M330 109c8 0 14 0 14-8s-6-8-14-8h-288c22-16 32-31 35-37 18-26 21-51 21-52 0-4-5-4-8-4-6 0-8 1-9 8-8 38-32 70-76 89-4 1-5 2-5 4 0 3 2 3 5 6 41 16 68 47 76 90 1 4 3 5 9 5 3 0 8 0 8-4 0 0-3-25-20-51-8-12-19-25-36-38z">
            <text:p/>
          </draw:path>
          <draw:path draw:style-name="gr3" draw:layer="layout" svg:width="0.235cm" svg:height="0.268cm" svg:x="2.569cm" svg:y="4.481cm" svg:viewBox="0 0 236 269" svg:d="M135 0h-34l-101 269h29l29-79h114l29 79h35zM163 168h-96l25-70c8-23 20-56 23-71 2 6 4 16 13 41z">
            <text:p/>
          </draw:path>
          <draw:polygon draw:style-name="gr3" draw:layer="layout" svg:width="0.029cm" svg:height="0.268cm" svg:x="2.847cm" svg:y="4.481cm" svg:viewBox="0 0 30 269" draw:points="30,0 0,0 0,269 30,269">
            <text:p/>
          </draw:polygon>
          <draw:path draw:style-name="gr3" draw:layer="layout" svg:width="0.177cm" svg:height="0.255cm" svg:x="2.92cm" svg:y="4.573cm" svg:viewBox="0 0 178 256" svg:d="M126 25c8 0 19-2 29-2 7 0 22 1 23 1l-4-24c-28 0-51 8-62 12-9-7-22-12-37-12-33 0-62 27-62 64 0 14 6 27 13 37-12 17-12 32-12 33 0 11 5 22 11 30-21 12-25 30-25 41 0 28 38 51 86 51s87-23 87-53c0-53-65-53-81-53h-34c-5 0-23 0-23-20 0-5 2-11 5-15 7 6 20 11 35 11 35 0 62-28 62-62 0-19-8-33-13-40zM75 104c-15 0-34-8-34-40 0-33 19-42 34-42 16 0 35 11 35 42 0 29-19 40-35 40zM92 178c9 0 53 0 53 27 0 17-26 29-58 29s-60-12-60-29c0-2 0-27 30-27z">
            <text:p/>
          </draw:path>
          <draw:path draw:style-name="gr3" draw:layer="layout" svg:width="0.142cm" svg:height="0.188cm" svg:x="3.12cm" svg:y="4.388cm" svg:viewBox="0 0 143 189" svg:d="M75 115c33-26 43-34 61-34v-10c-5 2-13 2-18 2-11 0-22 0-33-2v10c3 0 5 3 5 5 0 4-5 10-9 12l-40 32v-130l-41 3v10c19 0 21 1 21 14v140c0 12-3 12-21 12v10c10-1 20-1 31-1 10 0 20 0 29 1v-10c-17 0-20 0-20-12v-25l19-16 30 37c3 3 7 7 7 11s-5 5-8 5v10c3-1 23-1 31-1 7 0 15 0 24 1v-10c-11 0-17-1-24-11z">
            <text:p/>
          </draw:path>
          <draw:path draw:style-name="gr3" draw:layer="layout" svg:width="0.145cm" svg:height="0.172cm" svg:x="3.283cm" svg:y="4.456cm" svg:viewBox="0 0 146 173" svg:d="M63 163c-18 0-21 0-21-11v-45c1 2 14 16 37 16 36 0 67-27 67-61 0-35-28-62-62-62-16 0-32 5-43 16v-16l-41 3v10c19 0 21 1 21 12v127c0 11-3 11-21 11v10c0 0 20-1 31-1 10 0 29 1 32 1zM42 30c9-15 24-21 38-21 23 0 41 24 41 53 0 30-21 53-44 53s-34-20-35-23z">
            <text:p/>
          </draw:path>
          <draw:polygon draw:style-name="gr3" draw:layer="layout" svg:width="0.053cm" svg:height="0.386cm" svg:x="3.505cm" svg:y="4.459cm" svg:viewBox="0 0 54 387" draw:points="54,387 54,372 15,372 15,15 54,15 54,0 0,0 0,387">
            <text:p/>
          </draw:polygon>
          <draw:path draw:style-name="gr3" draw:layer="layout" svg:width="0.09cm" svg:height="0.386cm" svg:x="3.605cm" svg:y="4.459cm" svg:viewBox="0 0 91 387" svg:d="M91 384c0-1 0-2-7-9-49-48-61-122-61-181 0-68 14-135 63-183 5-6 5-6 5-7 0-3-2-4-4-4-5 0-40 26-63 76-20 43-24 86-24 118 0 30 4 77 25 121 24 48 57 72 62 72 2 0 4-1 4-3z">
            <text:p/>
          </draw:path>
          <draw:path draw:style-name="gr3" draw:layer="layout" svg:width="0.129cm" svg:height="0.036cm" svg:x="3.815cm" svg:y="4.393cm" svg:viewBox="0 0 130 37" svg:d="M130 5l-7-5c0 0-14 19-32 19-9 0-18-6-25-10-10-6-18-9-24-9-15 0-22 9-42 31l7 6c0-1 14-19 31-19 9 0 19 6 26 9 10 7 17 10 24 10 14 0 22-8 42-32z">
            <text:p/>
          </draw:path>
          <draw:path draw:style-name="gr3" draw:layer="layout" svg:width="0.229cm" svg:height="0.282cm" svg:x="3.737cm" svg:y="4.476cm" svg:viewBox="0 0 230 283" svg:d="M230 4c0-2 0-4-3-4s-4 0-8 5l-19 22c-10-17-30-27-55-27-49 0-97 45-97 91 0 32 21 50 41 55l42 11c14 4 36 10 36 42 0 34-32 72-70 72-26 0-68-9-68-58 0-8 2-18 2-21 1-1 1-2 1-2 0-4-3-4-5-4s-3 0-4 1-23 90-23 91c0 2 2 5 4 5 3 0 3-1 7-7l20-22c16 23 43 29 65 29 52 0 99-52 99-100 0-28-14-41-19-46-9-9-15-11-50-19-8-3-23-7-26-7-10-4-23-15-23-36 0-31 31-64 67-64 33 0 56 16 56 60 0 13-1 19-1 21 0 1 0 5 4 5 5 0 5-1 6-8z">
            <text:p/>
          </draw:path>
          <draw:path draw:style-name="gr3" draw:layer="layout" svg:width="0.133cm" svg:height="0.19cm" svg:x="3.975cm" svg:y="4.619cm" svg:viewBox="0 0 134 191" svg:d="M65 8c0 0 1-4 1-5s-1-3-4-3c-6 0-28 2-36 2-2 1-5 1-5 7 0 4 3 4 6 4 14 0 14 1 14 3 0 3 0 5-1 7l-39 154c-1 4-1 6-1 6 0 4 3 8 9 8 7 0 11-5 13-11 0-1 12-49 13-52 20 2 35 7 35 22 0 1 0 3-1 5-1 4-1 6-1 9 0 19 17 27 30 27 26 0 34-40 34-41 0-4-3-4-4-4-4 0-5 1-6 7-3 12-11 31-24 31-7 0-9-7-9-15 0-4 0-4 1-12 0 0 1-5 1-7 0-25-32-29-44-30 8-5 19-13 23-18 14-13 28-25 43-25 4 0 7 0 9 3-12 1-14 11-14 16s4 10 11 10 15-7 15-18c0-9-6-19-21-19s-29 11-44 23c-11 11-20 20-32 25z">
            <text:p/>
          </draw:path>
          <draw:path draw:style-name="gr3" draw:layer="layout" svg:width="0.045cm" svg:height="0.116cm" svg:x="4.178cm" svg:y="4.708cm" svg:viewBox="0 0 46 117" svg:d="M46 41c0-26-10-41-25-41-13 0-21 10-21 21 0 10 8 21 21 21 4 0 10-2 14-6 1-1 1-1 1-1 1 0 1 0 1 6 0 29-13 52-26 66-4 3-4 4-4 5 0 3 2 5 3 5 4 0 36-30 36-76z">
            <text:p/>
          </draw:path>
          <draw:path draw:style-name="gr3" draw:layer="layout" svg:width="0.199cm" svg:height="0.175cm" svg:x="4.328cm" svg:y="4.577cm" svg:viewBox="0 0 200 176" svg:d="M124 151c5 15 19 25 35 25 14 0 22-9 29-21 7-14 12-38 12-38 0-5-4-5-5-5-4 0-4 2-6 8-4 21-12 47-28 47-8 0-13-4-13-17 0-9 5-27 8-41l11-42c1-5 6-21 7-26 2-9 5-23 5-27 0-6-5-10-11-10-2 0-12 0-15 14-7 28-24 96-29 117-1 1-16 32-45 32-20 0-23-16-23-32 0-21 10-51 21-79 4-11 7-16 7-24 0-18-14-32-32-32-38 0-52 56-52 59 0 5 4 5 4 5 5 0 5-1 7-7 10-34 24-48 40-48 3 0 8 0 8 12 0 10-3 21-6 27-15 39-22 62-22 82 0 36 26 46 47 46 26 0 40-18 46-25z">
            <text:p/>
          </draw:path>
          <draw:path draw:style-name="gr3" draw:layer="layout" svg:width="0.133cm" svg:height="0.19cm" svg:x="4.558cm" svg:y="4.619cm" svg:viewBox="0 0 134 191" svg:d="M65 8c0 0 1-4 1-5s-1-3-4-3c-6 0-28 2-36 2-2 1-5 1-5 7 0 4 3 4 6 4 14 0 14 1 14 3 0 3 0 5-1 7l-39 154c-1 4-1 6-1 6 0 4 3 8 9 8 7 0 11-5 13-11 0-1 12-49 13-52 20 2 35 7 35 22 0 1 0 3-1 5-1 4-1 6-1 9 0 19 17 27 30 27 26 0 34-40 34-41 0-4-3-4-4-4-4 0-5 1-6 7-3 12-11 31-24 31-7 0-9-7-9-15 0-4 0-4 1-12 0 0 1-5 1-7 0-25-32-29-44-30 8-5 19-13 23-18 14-13 28-25 43-25 4 0 7 0 9 3-12 1-14 11-14 16s4 10 11 10 15-7 15-18c0-9-6-19-21-19s-29 11-44 23c-11 11-20 20-32 25z">
            <text:p/>
          </draw:path>
          <draw:path draw:style-name="gr3" draw:layer="layout" svg:width="0.09cm" svg:height="0.386cm" svg:x="4.75cm" svg:y="4.459cm" svg:viewBox="0 0 91 387" svg:d="M91 194c0-30-4-77-26-121-23-48-57-73-61-73-3 0-4 1-4 4 0 1 0 1 8 9 38 39 60 100 60 181 0 67-14 135-63 183-5 5-5 6-5 7 0 2 1 3 4 3 4 0 39-26 62-75 20-43 25-85 25-118z">
            <text:p/>
          </draw:path>
          <draw:path draw:style-name="gr3" draw:layer="layout" svg:width="0.133cm" svg:height="0.19cm" svg:x="4.899cm" svg:y="4.619cm" svg:viewBox="0 0 134 191" svg:d="M65 8c0 0 1-4 1-5s-1-3-4-3c-6 0-28 2-36 2-2 1-5 1-5 7 0 4 3 4 6 4 14 0 14 1 14 3 0 3 0 5-1 7l-39 154c-1 4-1 6-1 6 0 4 3 8 9 8 7 0 11-5 13-11 0-1 12-49 13-52 20 2 35 7 35 22 0 1 0 3-1 5-1 4-1 6-1 9 0 19 17 27 30 27 26 0 34-40 34-41 0-4-3-4-4-4-4 0-5 1-6 7-3 12-11 31-24 31-7 0-9-7-9-15 0-4 0-4 1-12 0 0 1-5 1-7 0-25-32-29-44-30 8-5 19-13 23-18 14-13 28-25 43-25 4 0 7 0 9 3-12 1-14 11-14 16s4 10 11 10 15-7 15-18c0-9-6-19-21-19s-29 11-44 23c-11 11-20 20-32 25z">
            <text:p/>
          </draw:path>
          <draw:path draw:style-name="gr3" draw:layer="layout" svg:width="0.15cm" svg:height="0.177cm" svg:x="5.079cm" svg:y="4.651cm" svg:viewBox="0 0 151 178" svg:d="M140 96c4 0 11 0 11-7s-7-7-11-7h-127c5-39 38-69 80-69h47c4 0 11 0 11-6 0-7-7-7-11-7h-48c-50 0-92 40-92 89 0 50 42 89 92 89h48c4 0 11 0 11-6 0-7-7-7-11-7h-47c-42 0-75-30-80-69z">
            <text:p/>
          </draw:path>
          <draw:path draw:style-name="gr3" draw:layer="layout" svg:width="0.296cm" svg:height="0.226cm" svg:x="5.254cm" svg:y="4.595cm" svg:viewBox="0 0 297 227" svg:d="M96 59c4 9 12 30 24 60 21 48 34 73 55 100 2 1 3 1 4 1 6 0 12-4 13-6 5-3 5-4 8-16 19-80 40-154 44-160 3-5 17-11 42-12 5 0 11-13 11-21 0-5-1-5-7-5-28 0-43 11-48 20-15 24-41 126-53 176-15-21-26-44-33-59-13-29-28-64-44-106-2-8-2-8-3-9-1 0-2 0-2 0-5 0-10 2-15 4-4 5-4 7-5 12-6 70-31 139-38 150-2 4-6 11-13 11-1 0-12 0-23-8-1-1-1-1-2-1-4 0-11 15-11 22 0 4 0 7 10 10 8 3 14 5 17 5 20 0 35-41 40-58 19-50 24-81 29-110z">
            <text:p/>
          </draw:path>
          <draw:path draw:style-name="gr3" draw:layer="layout" svg:width="0.045cm" svg:height="0.116cm" svg:x="5.604cm" svg:y="4.708cm" svg:viewBox="0 0 46 117" svg:d="M46 41c0-26-10-41-25-41-13 0-21 10-21 21 0 10 8 21 21 21 4 0 10-2 14-6 1-1 1-1 1-1 1 0 1 0 1 6 0 29-13 52-26 66-4 3-4 4-4 5 0 3 2 5 3 5 4 0 36-30 36-76z">
            <text:p/>
          </draw:path>
          <draw:path draw:style-name="gr3" draw:layer="layout" svg:width="0.209cm" svg:height="0.196cm" svg:x="5.892cm" svg:y="4.406cm" svg:viewBox="0 0 210 197" svg:d="M210 3c0-1-1-3-3-3s-2 0-5 3l-21 21c-2-3-17-24-50-24-66 0-131 58-131 120 0 44 35 77 84 77 14 0 40-3 68-27 22-18 27-41 27-44 0-4-2-4-4-4-3 0-3 2-5 4-11 38-49 61-82 61-29 0-61-15-61-58 0-8 2-51 33-86 19-21 48-33 73-33 32 0 51 23 51 53 0 7-1 10-1 12 0 3 3 3 5 3 4 0 4-1 6-7z">
            <text:p/>
          </draw:path>
          <draw:polygon draw:style-name="gr3" draw:layer="layout" svg:width="0.408cm" svg:height="0.015cm" svg:x="5.789cm" svg:y="4.644cm" svg:viewBox="0 0 409 16" draw:points="205,16 0,16 0,0 409,0 409,16">
            <text:p/>
          </draw:polygon>
          <draw:path draw:style-name="gr3" draw:layer="layout" svg:width="0.235cm" svg:height="0.271cm" svg:x="5.815cm" svg:y="4.688cm" svg:viewBox="0 0 236 272" svg:d="M95 242l-53-106c-1-2-2-4-5-4-1 0-2 0-4 2l-30 20c-3 2-3 3-3 4s1 4 3 4c1 0 2 0 6-3 3-2 11-7 14-9l59 117c3 5 3 5 7 5 2 0 6 0 8-6l137-254c2-3 2-4 2-5 0-5-4-7-6-7-5 0-6 2-8 5z">
            <text:p/>
          </draw:path>
          <draw:polygon draw:style-name="gr3" draw:layer="layout" svg:width="0.154cm" svg:height="0.013cm" svg:x="6.043cm" svg:y="4.688cm" svg:viewBox="0 0 155 14" draw:points="78,14 0,14 0,0 155,0 155,14">
            <text:p/>
          </draw:polygon>
          <draw:path draw:style-name="gr3" draw:layer="layout" svg:width="0.12cm" svg:height="0.179cm" svg:x="6.06cm" svg:y="4.746cm" svg:viewBox="0 0 121 180" svg:d="M121 131h-10c0 6-3 22-7 25-2 1-23 1-27 1h-50c29-25 38-33 54-45 21-16 40-33 40-59 0-33-30-53-64-53s-57 24-57 48c0 15 12 16 14 16 7 0 15-5 15-15 0-4-2-14-16-14 8-20 27-25 40-25 27 0 42 21 42 43 0 24-18 43-27 53l-66 64c-2 3-2 3-2 10h112z">
            <text:p/>
          </draw:path>
          <draw:polygon draw:style-name="gr3" draw:layer="layout" svg:width="0.053cm" svg:height="0.386cm" svg:x="6.252cm" svg:y="4.459cm" svg:viewBox="0 0 54 387" draw:points="54,0 0,0 0,15 38,15 38,372 0,372 0,387 54,38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211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5:50:03.103906305</meta:creation-date>
    <dc:date>2014-10-29T23:58:50.133599036</dc:date>
    <meta:editing-duration>PT1H36M39S</meta:editing-duration>
    <meta:editing-cycles>41</meta:editing-cycles>
    <meta:generator>LibreOffice/4.3.2.2$Linux_X86_64 LibreOffice_project/430m0$Build-2</meta:generator>
    <dc:creator>majid </dc:creator>
    <meta:document-statistic meta:object-count="266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§§\def\CC{\mathbb C}§\def\RR{\mathbb R}§\def\ZZ{\mathbb Z}§\def\EE{\mathbb E}§\def\II{\mathbb I}§\def\cA{\mathcal A}§\def\cB{\mathcal B}§\def\cC{\mathcal C}§\def\cD{\mathcal D}§\def\cF{\mathcal F}§\def\cG{\mathcal G}§\def\cI{\mathcal I}§\def\cH{\mathcal H}§\def\cJ{\mathcal J}§\def\cK{\mathcal K}§\def\cL{\mathcal L}§\def\cM{\mathcal M}§\def\cN{\mathcal N}§\def\cS{\mathcal S}§\def\cT{\mathcal T}§\def\cO{\mathcal O}§\def\cU{\mathcal U}§\def\cY{\mathcal Y}§\def\cW{\mathcal W}§\def\cX{\mathcal X}§</meta:user-defined>
  </office:meta>
</office:document-meta>
</file>